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>
      <style:text-properties fo:font-style="normal" style:font-style-asian="normal" style:font-style-complex="normal"/>
    </style:style>
    <style:style style:name="ce7" style:family="table-cell" style:parent-style-name="Default" style:data-style-name="N3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ft &amp; Drag coefficient" table:style-name="ta1">
        <table:shapes>
          <draw:frame draw:z-index="0" draw:style-name="gr1" draw:text-style-name="P1" svg:width="159.94mm" svg:height="90.07mm" svg:x="180.63mm" svg:y="27.09mm">
            <loext:p draw:notify-on-update-of-ranges="'Lift &amp; Drag coefficient'.B6:'Lift &amp; Drag coefficient'.B26 'Lift &amp; Drag coefficient'.C6:'Lift &amp; Drag coefficient'.C26 'Lift &amp; Drag coefficient'.B6:'Lift &amp; Drag coefficient'.B26 'Lift &amp; Drag coefficient'.D6:'Lift &amp; Drag coefficient'.D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81.16mm" svg:y="131.95mm">
            <loext:p draw:notify-on-update-of-ranges="'Lift &amp; Drag coefficient'.B31:'Lift &amp; Drag coefficient'.B48 'Lift &amp; Drag coefficient'.C31:'Lift &amp; Drag coefficient'.C48 'Lift &amp; Drag coefficient'.B31:'Lift &amp; Drag coefficient'.B48 'Lift &amp; Drag coefficient'.D31:'Lift &amp; Drag coefficient'.D4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4mm" svg:height="90.08mm" svg:x="333.7mm" svg:y="130.95mm">
            <loext:p draw:notify-on-update-of-ranges="'Lift &amp; Drag coefficient'.B55:'Lift &amp; Drag coefficient'.B69 'Lift &amp; Drag coefficient'.C55:'Lift &amp; Drag coefficient'.C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ft Coefficient (From F86 data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,0000</text:p>
          </table:table-cell>
          <table:table-cell office:value-type="float" office:value="60" calcext:value-type="float">
            <text:p>6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,0000</text:p>
          </table:table-cell>
          <table:table-cell table:formula="of:=[.D6]-[.C6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,0000</text:p>
          </table:table-cell>
          <table:table-cell table:formula="of:=[.D7]-[.C7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,0000</text:p>
          </table:table-cell>
          <table:table-cell table:formula="of:=[.D8]-[.C8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2" office:value-type="float" office:value="-1" calcext:value-type="float">
            <text:p>-1,0000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,0000</text:p>
          </table:table-cell>
          <table:table-cell table:formula="of:=[.D9]-[.C9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.1" calcext:value-type="float">
            <text:p>-1,1000</text:p>
          </table:table-cell>
          <table:table-cell office:value-type="float" office:value="-0.8" calcext:value-type="float">
            <text:p>-0,8000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,0000</text:p>
          </table:table-cell>
          <table:table-cell table:formula="of:=[.D10]-[.C10]" office:value-type="float" office:value="0.3" calcext:value-type="float">
            <text:p>0,3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,0000</text:p>
          </table:table-cell>
          <table:table-cell office:value-type="float" office:value="-0.6" calcext:value-type="float">
            <text:p>-0,60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,0000</text:p>
          </table:table-cell>
          <table:table-cell table:formula="of:=[.D11]-[.C11]" office:value-type="float" office:value="0.4" calcext:value-type="float">
            <text:p>0,4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0.85" calcext:value-type="float">
            <text:p>-0,8500</text:p>
          </table:table-cell>
          <table:table-cell office:value-type="float" office:value="-0.4" calcext:value-type="float">
            <text:p>-0,400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,0000</text:p>
          </table:table-cell>
          <table:table-cell table:formula="of:=[.D12]-[.C12]" office:value-type="float" office:value="0.45" calcext:value-type="float">
            <text:p>0,4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0.65" calcext:value-type="float">
            <text:p>-0,6500</text:p>
          </table:table-cell>
          <table:table-cell office:value-type="float" office:value="-0.2" calcext:value-type="float">
            <text:p>-0,200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,0000</text:p>
          </table:table-cell>
          <table:table-cell table:formula="of:=[.D13]-[.C13]" office:value-type="float" office:value="0.45" calcext:value-type="float">
            <text:p>0,4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0.4" calcext:value-type="float">
            <text:p>-0,4000</text:p>
          </table:table-cell>
          <table:table-cell office:value-type="float" office:value="0" calcext:value-type="float">
            <text:p>0,00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,0000</text:p>
          </table:table-cell>
          <table:table-cell table:formula="of:=[.D14]-[.C14]" office:value-type="float" office:value="0.4" calcext:value-type="float">
            <text:p>0,4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0.15" calcext:value-type="float">
            <text:p>-0,1500</text:p>
          </table:table-cell>
          <table:table-cell office:value-type="float" office:value="0.25" calcext:value-type="float">
            <text:p>0,250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,0000</text:p>
          </table:table-cell>
          <table:table-cell table:formula="of:=[.D15]-[.C15]" office:value-type="float" office:value="0.4" calcext:value-type="float">
            <text:p>0,4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0.06" calcext:value-type="float">
            <text:p>-0,0600</text:p>
          </table:table-cell>
          <table:table-cell office:value-type="float" office:value="0.4" calcext:value-type="float">
            <text:p>0,400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,0000</text:p>
          </table:table-cell>
          <table:table-cell table:formula="of:=[.D16]-[.C16]" office:value-type="float" office:value="0.46" calcext:value-type="float">
            <text:p>0,4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00</text:p>
          </table:table-cell>
          <table:table-cell office:value-type="float" office:value="0.5" calcext:value-type="float">
            <text:p>0,5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  <table:table-cell table:formula="of:=[.D17]-[.C17]" office:value-type="float" office:value="0.46" calcext:value-type="float">
            <text:p>0,4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,3200</text:p>
          </table:table-cell>
          <table:table-cell office:value-type="float" office:value="0.75" calcext:value-type="float">
            <text:p>0,7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</text:p>
          </table:table-cell>
          <table:table-cell table:formula="of:=[.D18]-[.C18]" office:value-type="float" office:value="0.43" calcext:value-type="float">
            <text:p>0,4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000</text:p>
          </table:table-cell>
          <table:table-cell office:value-type="float" office:value="0.95" calcext:value-type="float">
            <text:p>0,9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</text:p>
          </table:table-cell>
          <table:table-cell table:formula="of:=[.D19]-[.C19]" office:value-type="float" office:value="0.35" calcext:value-type="float">
            <text:p>0,3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,8500</text:p>
          </table:table-cell>
          <table:table-cell office:value-type="float" office:value="1.2" calcext:value-type="float">
            <text:p>1,2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,0000</text:p>
          </table:table-cell>
          <table:table-cell table:formula="of:=[.D20]-[.C20]" office:value-type="float" office:value="0.35" calcext:value-type="float">
            <text:p>0,3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05" calcext:value-type="float">
            <text:p>1,0500</text:p>
          </table:table-cell>
          <table:table-cell office:value-type="float" office:value="1.35" calcext:value-type="float">
            <text:p>1,35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,0000</text:p>
          </table:table-cell>
          <table:table-cell table:formula="of:=[.D21]-[.C21]" office:value-type="float" office:value="0.3" calcext:value-type="float">
            <text:p>0,3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000</text:p>
          </table:table-cell>
          <table:table-cell office:value-type="float" office:value="1.45" calcext:value-type="float">
            <text:p>1,45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,0000</text:p>
          </table:table-cell>
          <table:table-cell table:formula="of:=[.D22]-[.C22]" office:value-type="float" office:value="0.35" calcext:value-type="float">
            <text:p>0,3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,0000</text:p>
          </table:table-cell>
          <table:table-cell office:value-type="float" office:value="1.1" calcext:value-type="float">
            <text:p>1,10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,0000</text:p>
          </table:table-cell>
          <table:table-cell table:formula="of:=[.D23]-[.C23]" office:value-type="float" office:value="0.1" calcext:value-type="float">
            <text:p>0,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,0000</text:p>
          </table:table-cell>
          <table:table-cell table:formula="of:=[.D24]-[.C24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,0000</text:p>
          </table:table-cell>
          <table:table-cell table:formula="of:=[.D25]-[.C25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,00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,0000</text:p>
          </table:table-cell>
          <table:table-cell table:formula="of:=[.D26]-[.C26]" office:value-type="float" office:value="0" calcext:value-type="float">
            <text:p>0,0000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rag coefficient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,0000</text:p>
          </table:table-cell>
          <table:table-cell office:value-type="float" office:value="60" calcext:value-type="float">
            <text:p>6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number-columns-repeated="2" office:value-type="float" office:value="1.6" calcext:value-type="float">
            <text:p>1,600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,0000</text:p>
          </table:table-cell>
          <table:table-cell table:formula="of:=[.D31]-[.C31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number-columns-repeated="2" office:value-type="float" office:value="1.4" calcext:value-type="float">
            <text:p>1,40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,0000</text:p>
          </table:table-cell>
          <table:table-cell table:formula="of:=[.D32]-[.C32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0.9" calcext:value-type="float">
            <text:p>0,9000</text:p>
          </table:table-cell>
          <table:table-cell office:value-type="float" office:value="1" calcext:value-type="float">
            <text:p>1,000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,0000</text:p>
          </table:table-cell>
          <table:table-cell table:formula="of:=[.D33]-[.C33]" office:value-type="float" office:value="0.1" calcext:value-type="float">
            <text:p>0,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.5" calcext:value-type="float">
            <text:p>0,5000</text:p>
          </table:table-cell>
          <table:table-cell office:value-type="float" office:value="0.65" calcext:value-type="float">
            <text:p>0,65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,0000</text:p>
          </table:table-cell>
          <table:table-cell table:formula="of:=[.D34]-[.C34]" office:value-type="float" office:value="0.15" calcext:value-type="float">
            <text:p>0,1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15" calcext:value-type="float">
            <text:p>0,1500</text:p>
          </table:table-cell>
          <table:table-cell office:value-type="float" office:value="0.3" calcext:value-type="float">
            <text:p>0,30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,0000</text:p>
          </table:table-cell>
          <table:table-cell table:formula="of:=[.D35]-[.C35]" office:value-type="float" office:value="0.15" calcext:value-type="float">
            <text:p>0,1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7" calcext:value-type="float">
            <text:p>0,0700</text:p>
          </table:table-cell>
          <table:table-cell office:value-type="float" office:value="0.15" calcext:value-type="float">
            <text:p>0,1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,0000</text:p>
          </table:table-cell>
          <table:table-cell table:formula="of:=[.D36]-[.C36]" office:value-type="float" office:value="0.08" calcext:value-type="float">
            <text:p>0,0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04" calcext:value-type="float">
            <text:p>0,0400</text:p>
          </table:table-cell>
          <table:table-cell office:value-type="float" office:value="0.12" calcext:value-type="float">
            <text:p>0,12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,0000</text:p>
          </table:table-cell>
          <table:table-cell table:formula="of:=[.D37]-[.C37]" office:value-type="float" office:value="0.08" calcext:value-type="float">
            <text:p>0,0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025" calcext:value-type="float">
            <text:p>0,0250</text:p>
          </table:table-cell>
          <table:table-cell office:value-type="float" office:value="0.098" calcext:value-type="float">
            <text:p>0,09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,0000</text:p>
          </table:table-cell>
          <table:table-cell table:formula="of:=[.D38]-[.C38]" office:value-type="float" office:value="0.073" calcext:value-type="float">
            <text:p>0,07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00</text:p>
          </table:table-cell>
          <table:table-cell office:value-type="float" office:value="0.1" calcext:value-type="float">
            <text:p>0,1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  <table:table-cell table:formula="of:=[.D39]-[.C39]" office:value-type="float" office:value="0.08" calcext:value-type="float">
            <text:p>0,0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00</text:p>
          </table:table-cell>
          <table:table-cell office:value-type="float" office:value="0.12" calcext:value-type="float">
            <text:p>0,1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</text:p>
          </table:table-cell>
          <table:table-cell table:formula="of:=[.D40]-[.C40]" office:value-type="float" office:value="0.09" calcext:value-type="float">
            <text:p>0,09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5" calcext:value-type="float">
            <text:p>0,0350</text:p>
          </table:table-cell>
          <table:table-cell office:value-type="float" office:value="0.13" calcext:value-type="float">
            <text:p>0,1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</text:p>
          </table:table-cell>
          <table:table-cell table:formula="of:=[.D41]-[.C41]" office:value-type="float" office:value="0.095" calcext:value-type="float">
            <text:p>0,09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00</text:p>
          </table:table-cell>
          <table:table-cell office:value-type="float" office:value="0.15" calcext:value-type="float">
            <text:p>0,15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</text:p>
          </table:table-cell>
          <table:table-cell table:formula="of:=[.D42]-[.C42]" office:value-type="float" office:value="0.1" calcext:value-type="float">
            <text:p>0,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7" calcext:value-type="float">
            <text:p>0,0700</text:p>
          </table:table-cell>
          <table:table-cell office:value-type="float" office:value="0.18" calcext:value-type="float">
            <text:p>0,18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,0000</text:p>
          </table:table-cell>
          <table:table-cell table:formula="of:=[.D43]-[.C43]" office:value-type="float" office:value="0.11" calcext:value-type="float">
            <text:p>0,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1" calcext:value-type="float">
            <text:p>0,1100</text:p>
          </table:table-cell>
          <table:table-cell office:value-type="float" office:value="0.25" calcext:value-type="float">
            <text:p>0,25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,0000</text:p>
          </table:table-cell>
          <table:table-cell table:formula="of:=[.D44]-[.C44]" office:value-type="float" office:value="0.14" calcext:value-type="float">
            <text:p>0,1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,1500</text:p>
          </table:table-cell>
          <table:table-cell office:value-type="float" office:value="0.28" calcext:value-type="float">
            <text:p>0,28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,0000</text:p>
          </table:table-cell>
          <table:table-cell table:formula="of:=[.D45]-[.C45]" office:value-type="float" office:value="0.13" calcext:value-type="float">
            <text:p>0,13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00</text:p>
          </table:table-cell>
          <table:table-cell office:value-type="float" office:value="1.2" calcext:value-type="float">
            <text:p>1,2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,0000</text:p>
          </table:table-cell>
          <table:table-cell table:formula="of:=[.D46]-[.C46]" office:value-type="float" office:value="0.2" calcext:value-type="float">
            <text:p>0,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.6" calcext:value-type="float">
            <text:p>1,6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,0000</text:p>
          </table:table-cell>
          <table:table-cell table:formula="of:=[.D47]-[.C47]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.8" calcext:value-type="float">
            <text:p>1,80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,0000</text:p>
          </table:table-cell>
          <table:table-cell table:formula="of:=[.D48]-[.C48]" office:value-type="float" office:value="0" calcext:value-type="float">
            <text:p>0,0000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0.055" calcext:value-type="float">
            <text:p>-0,0550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0.025" calcext:value-type="float">
            <text:p>-0,0250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0.022" calcext:value-type="float">
            <text:p>-0,022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H56]" office:value-type="float" office:value="0.7" calcext:value-type="float">
            <text:p>0,7</text:p>
          </table:table-cell>
          <table:table-cell office:value-type="float" office:value="-45" calcext:value-type="float">
            <text:p>-45</text:p>
          </table:table-cell>
          <table:table-cell table:formula="of:=[.G57]*[.H57]"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0.022" calcext:value-type="float">
            <text:p>-0,022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0.7758" calcext:value-type="float">
            <text:p>0,7758</text:p>
          </table:table-cell>
          <table:table-cell table:formula="of:=[.H57]" office:value-type="float" office:value="0.7" calcext:value-type="float">
            <text:p>0,7</text:p>
          </table:table-cell>
          <table:table-cell office:value-type="float" office:value="-30" calcext:value-type="float">
            <text:p>-30</text:p>
          </table:table-cell>
          <table:table-cell table:formula="of:=[.G58]*[.H58]" office:value-type="float" office:value="0.54306" calcext:value-type="float">
            <text:p>0,54306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0.02" calcext:value-type="float">
            <text:p>-0,02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0.6111" calcext:value-type="float">
            <text:p>0,6111</text:p>
          </table:table-cell>
          <table:table-cell table:formula="of:=[.H58]" office:value-type="float" office:value="0.7" calcext:value-type="float">
            <text:p>0,7</text:p>
          </table:table-cell>
          <table:table-cell office:value-type="float" office:value="-15" calcext:value-type="float">
            <text:p>-15</text:p>
          </table:table-cell>
          <table:table-cell table:formula="of:=[.G59]*[.H59]" office:value-type="float" office:value="0.42777" calcext:value-type="float">
            <text:p>0,42777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0.01" calcext:value-type="float">
            <text:p>-0,01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0.3857" calcext:value-type="float">
            <text:p>0,3857</text:p>
          </table:table-cell>
          <table:table-cell table:formula="of:=[.H59]" office:value-type="float" office:value="0.7" calcext:value-type="float">
            <text:p>0,7</text:p>
          </table:table-cell>
          <table:table-cell office:value-type="float" office:value="-10" calcext:value-type="float">
            <text:p>-10</text:p>
          </table:table-cell>
          <table:table-cell table:formula="of:=[.G60]*[.H60]" office:value-type="float" office:value="0.26999" calcext:value-type="float">
            <text:p>0,26999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0.005" calcext:value-type="float">
            <text:p>-0,005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0.1535" calcext:value-type="float">
            <text:p>0,1535</text:p>
          </table:table-cell>
          <table:table-cell table:formula="of:=[.H60]" office:value-type="float" office:value="0.7" calcext:value-type="float">
            <text:p>0,7</text:p>
          </table:table-cell>
          <table:table-cell office:value-type="float" office:value="-5" calcext:value-type="float">
            <text:p>-5</text:p>
          </table:table-cell>
          <table:table-cell table:formula="of:=[.G61]*[.H61]" office:value-type="float" office:value="0.10745" calcext:value-type="float">
            <text:p>0,107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0.0234" calcext:value-type="float">
            <text:p>0,0234</text:p>
          </table:table-cell>
          <table:table-cell table:formula="of:=[.H61]" office:value-type="float" office:value="0.7" calcext:value-type="float">
            <text:p>0,7</text:p>
          </table:table-cell>
          <table:table-cell office:value-type="float" office:value="-2" calcext:value-type="float">
            <text:p>-2</text:p>
          </table:table-cell>
          <table:table-cell table:formula="of:=[.G62]*[.H62]" office:value-type="float" office:value="0.01638" calcext:value-type="float">
            <text:p>0,016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,005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-0.0597" calcext:value-type="float">
            <text:p>-0,0597</text:p>
          </table:table-cell>
          <table:table-cell table:formula="of:=[.H62]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formula="of:=[.G63]*[.H63]" office:value-type="float" office:value="-0.04179" calcext:value-type="float">
            <text:p>-0,0417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-0.1008" calcext:value-type="float">
            <text:p>-0,1008</text:p>
          </table:table-cell>
          <table:table-cell table:formula="of:=[.H63]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[.G64]*[.H64]" office:value-type="float" office:value="-0.07056" calcext:value-type="float">
            <text:p>-0,0705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,020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-0.1415" calcext:value-type="float">
            <text:p>-0,1415</text:p>
          </table:table-cell>
          <table:table-cell table:formula="of:=[.H64]"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formula="of:=[.G65]*[.H65]" office:value-type="float" office:value="-0.09905" calcext:value-type="float">
            <text:p>-0,099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2" calcext:value-type="float">
            <text:p>0,022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-0.2641" calcext:value-type="float">
            <text:p>-0,2641</text:p>
          </table:table-cell>
          <table:table-cell table:formula="of:=[.H65]"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table:formula="of:=[.G66]*[.H66]" office:value-type="float" office:value="-0.18487" calcext:value-type="float">
            <text:p>-0,1848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2" calcext:value-type="float">
            <text:p>0,022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-0.484" calcext:value-type="float">
            <text:p>-0,484</text:p>
          </table:table-cell>
          <table:table-cell table:formula="of:=[.H66]"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table:formula="of:=[.G67]*[.H67]" office:value-type="float" office:value="-0.3388" calcext:value-type="float">
            <text:p>-0,338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5" calcext:value-type="float">
            <text:p>0,025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-0.6876" calcext:value-type="float">
            <text:p>-0,6876</text:p>
          </table:table-cell>
          <table:table-cell table:formula="of:=[.H67]" office:value-type="float" office:value="0.7" calcext:value-type="float">
            <text:p>0,7</text:p>
          </table:table-cell>
          <table:table-cell office:value-type="float" office:value="15" calcext:value-type="float">
            <text:p>15</text:p>
          </table:table-cell>
          <table:table-cell table:formula="of:=[.G68]*[.H68]" office:value-type="float" office:value="-0.48132" calcext:value-type="float">
            <text:p>-0,481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55" calcext:value-type="float">
            <text:p>0,0550</text:p>
          </table:table-cell>
          <table:table-cell table:style-name="Default"/>
          <table:table-cell/>
          <table:table-cell table:style-name="Default"/>
          <table:table-cell table:style-name="Default" office:value-type="float" office:value="-0.9503" calcext:value-type="float">
            <text:p>-0,9503</text:p>
          </table:table-cell>
          <table:table-cell table:formula="of:=[.H68]" office:value-type="float" office:value="0.7" calcext:value-type="float">
            <text:p>0,7</text:p>
          </table:table-cell>
          <table:table-cell office:value-type="float" office:value="30" calcext:value-type="float">
            <text:p>30</text:p>
          </table:table-cell>
          <table:table-cell table:formula="of:=[.G69]*[.H69]" office:value-type="float" office:value="-0.66521" calcext:value-type="float">
            <text:p>-0,6652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Default" office:value-type="float" office:value="-1" calcext:value-type="float">
            <text:p>-1</text:p>
          </table:table-cell>
          <table:table-cell table:formula="of:=[.H69]" office:value-type="float" office:value="0.7" calcext:value-type="float">
            <text:p>0,7</text:p>
          </table:table-cell>
          <table:table-cell office:value-type="float" office:value="45" calcext:value-type="float">
            <text:p>45</text:p>
          </table:table-cell>
          <table:table-cell table:formula="of:=[.G70]*[.H70]" office:value-type="float" office:value="-0.7" calcext:value-type="float">
            <text:p>-0,7</text:p>
          </table:table-cell>
        </table:table-row>
      </table:table>
      <table:table table:name="Foglio1" table:style-name="ta1">
        <table:shapes>
          <draw:frame draw:z-index="0" draw:style-name="gr1" draw:text-style-name="P1" svg:width="160.13mm" svg:height="90.01mm" svg:x="360.95mm" svg:y="53.88mm">
            <loext:p draw:notify-on-update-of-ranges="Foglio1.G14:Foglio1.G31 Foglio1.G14:Foglio1.G31 Foglio1.H13:Foglio1.H13 Foglio1.H14:Foglio1.H31 Foglio1.G14:Foglio1.G31 Foglio1.I13:Foglio1.I13 Foglio1.I14:Foglio1.I31 Foglio1.G14:Foglio1.G31 Foglio1.J13:Foglio1.J13 Foglio1.J14:Foglio1.J31 Foglio1.G14:Foglio1.G31 Foglio1.K13:Foglio1.K13 Foglio1.K14:Foglio1.K31 Foglio1.G14:Foglio1.G31 Foglio1.L13:Foglio1.L13 Foglio1.L14:Foglio1.L31 Foglio1.G14:Foglio1.G31 Foglio1.M13:Foglio1.M13 Foglio1.M14:Foglio1.M31 Foglio1.G14:Foglio1.G31 Foglio1.N13:Foglio1.N13 Foglio1.N14:Foglio1.N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40.93mm" svg:y="144.44mm">
            <loext:p draw:notify-on-update-of-ranges="Foglio1.G35:Foglio1.G52 Foglio1.G35:Foglio1.G52 Foglio1.H34:Foglio1.H34 Foglio1.H35:Foglio1.H52 Foglio1.G35:Foglio1.G52 Foglio1.I34:Foglio1.I34 Foglio1.I35:Foglio1.I52 Foglio1.G35:Foglio1.G52 Foglio1.J34:Foglio1.J34 Foglio1.J35:Foglio1.J52 Foglio1.G35:Foglio1.G52 Foglio1.K34:Foglio1.K34 Foglio1.K35:Foglio1.K52 Foglio1.G35:Foglio1.G52 Foglio1.L34:Foglio1.L34 Foglio1.L35:Foglio1.L52 Foglio1.G35:Foglio1.G52 Foglio1.M34:Foglio1.M34 Foglio1.M35:Foglio1.M52 Foglio1.G35:Foglio1.G52 Foglio1.N34:Foglio1.N34 Foglio1.N35:Foglio1.N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ltitude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psf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.92" calcext:value-type="float">
            <text:p>29,92</text:p>
          </table:table-cell>
          <table:table-cell table:style-name="ce3" table:formula="of:=[.D3]/0.0141" office:value-type="float" office:value="2121.98581560284" calcext:value-type="float">
            <text:p>2.122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.58" calcext:value-type="float">
            <text:p>20,58</text:p>
          </table:table-cell>
          <table:table-cell table:style-name="ce3" table:formula="of:=[.D4]/0.0141" office:value-type="float" office:value="1459.57446808511" calcext:value-type="float">
            <text:p>1.460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3.76" calcext:value-type="float">
            <text:p>13,76</text:p>
          </table:table-cell>
          <table:table-cell table:style-name="ce3" table:formula="of:=[.D5]/0.0141" office:value-type="float" office:value="975.886524822695" calcext:value-type="float">
            <text:p>976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8.9" calcext:value-type="float">
            <text:p>8,9</text:p>
          </table:table-cell>
          <table:table-cell table:style-name="ce3" table:formula="of:=[.D6]/0.0141" office:value-type="float" office:value="631.205673758865" calcext:value-type="float">
            <text:p>631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5.56" calcext:value-type="float">
            <text:p>5,56</text:p>
          </table:table-cell>
          <table:table-cell table:style-name="ce3" table:formula="of:=[.D7]/0.0141" office:value-type="float" office:value="394.326241134752" calcext:value-type="float">
            <text:p>394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.44" calcext:value-type="float">
            <text:p>3,44</text:p>
          </table:table-cell>
          <table:table-cell table:style-name="ce3" table:formula="of:=[.D8]/0.0141" office:value-type="float" office:value="243.971631205674" calcext:value-type="float">
            <text:p>244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.91" calcext:value-type="float">
            <text:p>1,91</text:p>
          </table:table-cell>
          <table:table-cell table:style-name="ce3" table:formula="of:=[.D9]/0.0141" office:value-type="float" office:value="135.460992907801" calcext:value-type="float">
            <text:p>135</text:p>
          </table:table-cell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Default" office:value-type="string" calcext:value-type="string">
            <text:p>Drag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oop 1</text:p>
          </table:table-cell>
          <table:table-cell/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0" calcext:value-type="float">
            <text:p>10.000</text:p>
          </table:table-cell>
          <table:table-cell table:style-name="ce4" office:value-type="float" office:value="20000" calcext:value-type="float">
            <text:p>20.000</text:p>
          </table:table-cell>
          <table:table-cell table:style-name="ce4" office:value-type="float" office:value="30000" calcext:value-type="float">
            <text:p>30.000</text:p>
          </table:table-cell>
          <table:table-cell table:style-name="ce4" office:value-type="float" office:value="40000" calcext:value-type="float">
            <text:p>40.000</text:p>
          </table:table-cell>
          <table:table-cell table:style-name="ce4" office:value-type="float" office:value="50000" calcext:value-type="float">
            <text:p>50.000</text:p>
          </table:table-cell>
          <table:table-cell table:style-name="ce4" office:value-type="float" office:value="60000" calcext:value-type="float">
            <text:p>60.000</text:p>
          </table:table-cell>
          <table:table-cell table:number-columns-repeated="2"/>
          <table:table-cell table:style-name="ce5" table:number-columns-repeated="7"/>
        </table:table-row>
        <table:table-row table:style-name="ro1">
          <table:table-cell table:number-columns-repeated="2"/>
          <table:table-cell table:style-name="ce2"/>
          <table:table-cell office:value-type="float" office:value="-75" calcext:value-type="float">
            <text:p>-75</text:p>
          </table:table-cell>
          <table:table-cell table:style-name="ce3" office:value-type="float" office:value="-75" calcext:value-type="float">
            <text:p>-75</text:p>
          </table:table-cell>
          <table:table-cell table:style-name="ce1" office:value-type="float" office:value="61.4" calcext:value-type="float">
            <text:p>61,4000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0.1111" calcext:value-type="float">
            <text:p>0,1111</text:p>
          </table:table-cell>
          <table:table-cell table:style-name="ce1" office:value-type="float" office:value="0.1015" calcext:value-type="float">
            <text:p>0,1015</text:p>
          </table:table-cell>
          <table:table-cell table:style-name="ce1" office:value-type="float" office:value="0.1028" calcext:value-type="float">
            <text:p>0,1028</text:p>
          </table:table-cell>
          <table:table-cell table:style-name="ce1" office:value-type="float" office:value="0.1041" calcext:value-type="float">
            <text:p>0,1041</text:p>
          </table:table-cell>
          <table:table-cell table:style-name="ce1" office:value-type="float" office:value="0.106" calcext:value-type="float">
            <text:p>0,1060</text:p>
          </table:table-cell>
          <table:table-cell table:style-name="ce1" office:value-type="float" office:value="0.1085" calcext:value-type="float">
            <text:p>0,1085</text:p>
          </table:table-cell>
          <table:table-cell table:style-name="ce1" office:value-type="float" office:value="0.1113" calcext:value-type="float">
            <text:p>0,1113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-60" calcext:value-type="float">
            <text:p>-60</text:p>
          </table:table-cell>
          <table:table-cell table:style-name="ce3" office:value-type="float" office:value="-60" calcext:value-type="float">
            <text:p>-60</text:p>
          </table:table-cell>
          <table:table-cell table:style-name="ce1" office:value-type="float" office:value="14.35" calcext:value-type="float">
            <text:p>14,3500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0.1393" calcext:value-type="float">
            <text:p>0,1393</text:p>
          </table:table-cell>
          <table:table-cell table:style-name="ce1" office:value-type="float" office:value="0.128" calcext:value-type="float">
            <text:p>0,1280</text:p>
          </table:table-cell>
          <table:table-cell table:style-name="ce1" office:value-type="float" office:value="0.1309" calcext:value-type="float">
            <text:p>0,1309</text:p>
          </table:table-cell>
          <table:table-cell table:style-name="ce1" office:value-type="float" office:value="0.1347" calcext:value-type="float">
            <text:p>0,1347</text:p>
          </table:table-cell>
          <table:table-cell table:style-name="ce1" office:value-type="float" office:value="0.1406" calcext:value-type="float">
            <text:p>0,1406</text:p>
          </table:table-cell>
          <table:table-cell table:style-name="ce1" office:value-type="float" office:value="0.1498" calcext:value-type="float">
            <text:p>0,1498</text:p>
          </table:table-cell>
          <table:table-cell table:style-name="ce1" office:value-type="float" office:value="0.1611" calcext:value-type="float">
            <text:p>0,1611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-45" calcext:value-type="float">
            <text:p>-45</text:p>
          </table:table-cell>
          <table:table-cell table:style-name="ce3" office:value-type="float" office:value="-45" calcext:value-type="float">
            <text:p>-45</text:p>
          </table:table-cell>
          <table:table-cell table:style-name="ce1" office:value-type="float" office:value="2.539" calcext:value-type="float">
            <text:p>2,5390</text:p>
          </table:table-cell>
          <table:table-cell table:style-name="ce4" office:value-type="float" office:value="-45" calcext:value-type="float">
            <text:p>-45</text:p>
          </table:table-cell>
          <table:table-cell office:value-type="float" office:value="0.2019" calcext:value-type="float">
            <text:p>0,2019</text:p>
          </table:table-cell>
          <table:table-cell table:style-name="ce1" office:value-type="float" office:value="0.1863" calcext:value-type="float">
            <text:p>0,1863</text:p>
          </table:table-cell>
          <table:table-cell table:style-name="ce1" office:value-type="float" office:value="0.192" calcext:value-type="float">
            <text:p>0,1920</text:p>
          </table:table-cell>
          <table:table-cell table:style-name="ce1" office:value-type="float" office:value="0.1998" calcext:value-type="float">
            <text:p>0,1998</text:p>
          </table:table-cell>
          <table:table-cell table:style-name="ce1" office:value-type="float" office:value="0.2124" calcext:value-type="float">
            <text:p>0,2124</text:p>
          </table:table-cell>
          <table:table-cell table:style-name="ce1" office:value-type="float" office:value="0.2321" calcext:value-type="float">
            <text:p>0,2321</text:p>
          </table:table-cell>
          <table:table-cell table:style-name="ce1" office:value-type="float" office:value="0.2569" calcext:value-type="float">
            <text:p>0,2569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-30" calcext:value-type="float">
            <text:p>-30</text:p>
          </table:table-cell>
          <table:table-cell table:style-name="ce3" office:value-type="float" office:value="-30" calcext:value-type="float">
            <text:p>-30</text:p>
          </table:table-cell>
          <table:table-cell table:style-name="ce1" office:value-type="float" office:value="0.7758" calcext:value-type="float">
            <text:p>0,7758</text:p>
          </table:table-cell>
          <table:table-cell table:style-name="ce4" office:value-type="float" office:value="-30" calcext:value-type="float">
            <text:p>-30</text:p>
          </table:table-cell>
          <table:table-cell office:value-type="float" office:value="0.1941" calcext:value-type="float">
            <text:p>0,1941</text:p>
          </table:table-cell>
          <table:table-cell table:style-name="ce1" office:value-type="float" office:value="0.1792" calcext:value-type="float">
            <text:p>0,1792</text:p>
          </table:table-cell>
          <table:table-cell table:style-name="ce1" office:value-type="float" office:value="0.1849" calcext:value-type="float">
            <text:p>0,1849</text:p>
          </table:table-cell>
          <table:table-cell table:style-name="ce1" office:value-type="float" office:value="0.1927" calcext:value-type="float">
            <text:p>0,1927</text:p>
          </table:table-cell>
          <table:table-cell table:style-name="ce1" office:value-type="float" office:value="0.2051" calcext:value-type="float">
            <text:p>0,2051</text:p>
          </table:table-cell>
          <table:table-cell table:style-name="ce1" office:value-type="float" office:value="0.2245" calcext:value-type="float">
            <text:p>0,2245</text:p>
          </table:table-cell>
          <table:table-cell table:style-name="ce1" office:value-type="float" office:value="0.2488" calcext:value-type="float">
            <text:p>0,2488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-15" calcext:value-type="float">
            <text:p>-15</text:p>
          </table:table-cell>
          <table:table-cell table:style-name="ce3" office:value-type="float" office:value="-15" calcext:value-type="float">
            <text:p>-15</text:p>
          </table:table-cell>
          <table:table-cell table:style-name="ce1" office:value-type="float" office:value="0.6111" calcext:value-type="float">
            <text:p>0,6111</text:p>
          </table:table-cell>
          <table:table-cell table:style-name="ce4" office:value-type="float" office:value="-15" calcext:value-type="float">
            <text:p>-15</text:p>
          </table:table-cell>
          <table:table-cell office:value-type="float" office:value="0.0868" calcext:value-type="float">
            <text:p>0,0868</text:p>
          </table:table-cell>
          <table:table-cell table:style-name="ce1" office:value-type="float" office:value="0.08083" calcext:value-type="float">
            <text:p>0,0808</text:p>
          </table:table-cell>
          <table:table-cell table:style-name="ce1" office:value-type="float" office:value="0.08377" calcext:value-type="float">
            <text:p>0,0838</text:p>
          </table:table-cell>
          <table:table-cell table:style-name="ce1" office:value-type="float" office:value="0.08758" calcext:value-type="float">
            <text:p>0,0876</text:p>
          </table:table-cell>
          <table:table-cell table:style-name="ce1" office:value-type="float" office:value="0.0935" calcext:value-type="float">
            <text:p>0,0935</text:p>
          </table:table-cell>
          <table:table-cell table:style-name="ce1" office:value-type="float" office:value="0.1025" calcext:value-type="float">
            <text:p>0,1025</text:p>
          </table:table-cell>
          <table:table-cell table:style-name="ce1" office:value-type="float" office:value="0.1136" calcext:value-type="float">
            <text:p>0,1136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table:style-name="ce3" office:value-type="float" office:value="-10" calcext:value-type="float">
            <text:p>-10</text:p>
          </table:table-cell>
          <table:table-cell table:style-name="ce1" office:value-type="float" office:value="0.3857" calcext:value-type="float">
            <text:p>0,3857</text:p>
          </table:table-cell>
          <table:table-cell table:style-name="ce4" office:value-type="float" office:value="-10" calcext:value-type="float">
            <text:p>-10</text:p>
          </table:table-cell>
          <table:table-cell office:value-type="float" office:value="0.04166" calcext:value-type="float">
            <text:p>0,0417</text:p>
          </table:table-cell>
          <table:table-cell table:style-name="ce1" office:value-type="float" office:value="0.03939" calcext:value-type="float">
            <text:p>0,0394</text:p>
          </table:table-cell>
          <table:table-cell table:style-name="ce1" office:value-type="float" office:value="0.04109" calcext:value-type="float">
            <text:p>0,0411</text:p>
          </table:table-cell>
          <table:table-cell table:style-name="ce1" office:value-type="float" office:value="0.04309" calcext:value-type="float">
            <text:p>0,0431</text:p>
          </table:table-cell>
          <table:table-cell table:style-name="ce1" office:value-type="float" office:value="0.04601" calcext:value-type="float">
            <text:p>0,0460</text:p>
          </table:table-cell>
          <table:table-cell table:style-name="ce1" office:value-type="float" office:value="0.05018" calcext:value-type="float">
            <text:p>0,0502</text:p>
          </table:table-cell>
          <table:table-cell table:style-name="ce1" office:value-type="float" office:value="0.0551" calcext:value-type="float">
            <text:p>0,0551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table:style-name="ce3" office:value-type="float" office:value="-5" calcext:value-type="float">
            <text:p>-5</text:p>
          </table:table-cell>
          <table:table-cell table:style-name="ce1" office:value-type="float" office:value="0.1535" calcext:value-type="float">
            <text:p>0,1535</text:p>
          </table:table-cell>
          <table:table-cell table:style-name="ce4" office:value-type="float" office:value="-5" calcext:value-type="float">
            <text:p>-5</text:p>
          </table:table-cell>
          <table:table-cell office:value-type="float" office:value="0.01959" calcext:value-type="float">
            <text:p>0,0196</text:p>
          </table:table-cell>
          <table:table-cell table:style-name="ce1" office:value-type="float" office:value="0.01913" calcext:value-type="float">
            <text:p>0,0191</text:p>
          </table:table-cell>
          <table:table-cell table:style-name="ce1" office:value-type="float" office:value="0.02025" calcext:value-type="float">
            <text:p>0,0203</text:p>
          </table:table-cell>
          <table:table-cell table:style-name="ce1" office:value-type="float" office:value="0.02139" calcext:value-type="float">
            <text:p>0,0214</text:p>
          </table:table-cell>
          <table:table-cell table:style-name="ce1" office:value-type="float" office:value="0.02289" calcext:value-type="float">
            <text:p>0,0229</text:p>
          </table:table-cell>
          <table:table-cell table:style-name="ce1" office:value-type="float" office:value="0.02477" calcext:value-type="float">
            <text:p>0,0248</text:p>
          </table:table-cell>
          <table:table-cell table:style-name="ce1" office:value-type="float" office:value="0.02677" calcext:value-type="float">
            <text:p>0,0268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style-name="ce3" office:value-type="float" office:value="-2" calcext:value-type="float">
            <text:p>-2</text:p>
          </table:table-cell>
          <table:table-cell table:style-name="ce1" office:value-type="float" office:value="0.02337" calcext:value-type="float">
            <text:p>0,0234</text:p>
          </table:table-cell>
          <table:table-cell table:style-name="ce4" office:value-type="float" office:value="-2" calcext:value-type="float">
            <text:p>-2</text:p>
          </table:table-cell>
          <table:table-cell office:value-type="float" office:value="0.01616" calcext:value-type="float">
            <text:p>0,0162</text:p>
          </table:table-cell>
          <table:table-cell table:style-name="ce1" office:value-type="float" office:value="0.016" calcext:value-type="float">
            <text:p>0,0160</text:p>
          </table:table-cell>
          <table:table-cell table:style-name="ce1" office:value-type="float" office:value="0.01702" calcext:value-type="float">
            <text:p>0,0170</text:p>
          </table:table-cell>
          <table:table-cell table:style-name="ce1" office:value-type="float" office:value="0.01805" calcext:value-type="float">
            <text:p>0,0181</text:p>
          </table:table-cell>
          <table:table-cell table:style-name="ce1" office:value-type="float" office:value="0.01935" calcext:value-type="float">
            <text:p>0,0194</text:p>
          </table:table-cell>
          <table:table-cell table:style-name="ce1" office:value-type="float" office:value="0.02093" calcext:value-type="float">
            <text:p>0,0209</text:p>
          </table:table-cell>
          <table:table-cell table:style-name="ce1" office:value-type="float" office:value="0.02255" calcext:value-type="float">
            <text:p>0,0226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-0.05969" calcext:value-type="float">
            <text:p>-0,059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1764" calcext:value-type="float">
            <text:p>0,0176</text:p>
          </table:table-cell>
          <table:table-cell table:style-name="ce1" office:value-type="float" office:value="0.01736" calcext:value-type="float">
            <text:p>0,0174</text:p>
          </table:table-cell>
          <table:table-cell table:style-name="ce1" office:value-type="float" office:value="0.01844" calcext:value-type="float">
            <text:p>0,0184</text:p>
          </table:table-cell>
          <table:table-cell table:style-name="ce1" office:value-type="float" office:value="0.01953" calcext:value-type="float">
            <text:p>0,0195</text:p>
          </table:table-cell>
          <table:table-cell table:style-name="ce1" office:value-type="float" office:value="0.02096" calcext:value-type="float">
            <text:p>0,0210</text:p>
          </table:table-cell>
          <table:table-cell table:style-name="ce1" office:value-type="float" office:value="0.02275" calcext:value-type="float">
            <text:p>0,0228</text:p>
          </table:table-cell>
          <table:table-cell table:style-name="ce1" office:value-type="float" office:value="0.02464" calcext:value-type="float">
            <text:p>0,0246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-0.1008" calcext:value-type="float">
            <text:p>-0,1008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1961" calcext:value-type="float">
            <text:p>0,0196</text:p>
          </table:table-cell>
          <table:table-cell table:style-name="ce1" office:value-type="float" office:value="0.01916" calcext:value-type="float">
            <text:p>0,0192</text:p>
          </table:table-cell>
          <table:table-cell table:style-name="ce1" office:value-type="float" office:value="0.0203" calcext:value-type="float">
            <text:p>0,0203</text:p>
          </table:table-cell>
          <table:table-cell table:style-name="ce1" office:value-type="float" office:value="0.02148" calcext:value-type="float">
            <text:p>0,0215</text:p>
          </table:table-cell>
          <table:table-cell table:style-name="ce1" office:value-type="float" office:value="0.02306" calcext:value-type="float">
            <text:p>0,0231</text:p>
          </table:table-cell>
          <table:table-cell table:style-name="ce1" office:value-type="float" office:value="0.02508" calcext:value-type="float">
            <text:p>0,0251</text:p>
          </table:table-cell>
          <table:table-cell table:style-name="ce1" office:value-type="float" office:value="0.02729" calcext:value-type="float">
            <text:p>0,0273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-0.1415" calcext:value-type="float">
            <text:p>-0,141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.02239" calcext:value-type="float">
            <text:p>0,0224</text:p>
          </table:table-cell>
          <table:table-cell table:style-name="ce1" office:value-type="float" office:value="0.02173" calcext:value-type="float">
            <text:p>0,0217</text:p>
          </table:table-cell>
          <table:table-cell table:style-name="ce1" office:value-type="float" office:value="0.02294" calcext:value-type="float">
            <text:p>0,0229</text:p>
          </table:table-cell>
          <table:table-cell table:style-name="ce1" office:value-type="float" office:value="0.02425" calcext:value-type="float">
            <text:p>0,0243</text:p>
          </table:table-cell>
          <table:table-cell table:style-name="ce1" office:value-type="float" office:value="0.02603" calcext:value-type="float">
            <text:p>0,0260</text:p>
          </table:table-cell>
          <table:table-cell table:style-name="ce1" office:value-type="float" office:value="0.02838" calcext:value-type="float">
            <text:p>0,0284</text:p>
          </table:table-cell>
          <table:table-cell table:style-name="ce1" office:value-type="float" office:value="0.03101" calcext:value-type="float">
            <text:p>0,0310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-0.2641" calcext:value-type="float">
            <text:p>-0,264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0.0361" calcext:value-type="float">
            <text:p>0,0361</text:p>
          </table:table-cell>
          <table:table-cell table:style-name="ce1" office:value-type="float" office:value="0.03432" calcext:value-type="float">
            <text:p>0,0343</text:p>
          </table:table-cell>
          <table:table-cell table:style-name="ce1" office:value-type="float" office:value="0.03593" calcext:value-type="float">
            <text:p>0,0359</text:p>
          </table:table-cell>
          <table:table-cell table:style-name="ce1" office:value-type="float" office:value="0.03781" calcext:value-type="float">
            <text:p>0,0378</text:p>
          </table:table-cell>
          <table:table-cell table:style-name="ce1" office:value-type="float" office:value="0.04057" calcext:value-type="float">
            <text:p>0,0406</text:p>
          </table:table-cell>
          <table:table-cell table:style-name="ce1" office:value-type="float" office:value="0.04451" calcext:value-type="float">
            <text:p>0,0445</text:p>
          </table:table-cell>
          <table:table-cell table:style-name="ce1" office:value-type="float" office:value="0.04919" calcext:value-type="float">
            <text:p>0,0492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-0.484" calcext:value-type="float">
            <text:p>-0,484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07773" calcext:value-type="float">
            <text:p>0,0777</text:p>
          </table:table-cell>
          <table:table-cell table:style-name="ce1" office:value-type="float" office:value="0.07257" calcext:value-type="float">
            <text:p>0,0726</text:p>
          </table:table-cell>
          <table:table-cell table:style-name="ce1" office:value-type="float" office:value="0.07536" calcext:value-type="float">
            <text:p>0,0754</text:p>
          </table:table-cell>
          <table:table-cell table:style-name="ce1" office:value-type="float" office:value="0.079" calcext:value-type="float">
            <text:p>0,0790</text:p>
          </table:table-cell>
          <table:table-cell table:style-name="ce1" office:value-type="float" office:value="0.08468" calcext:value-type="float">
            <text:p>0,0847</text:p>
          </table:table-cell>
          <table:table-cell table:style-name="ce1" office:value-type="float" office:value="0.09338" calcext:value-type="float">
            <text:p>0,0934</text:p>
          </table:table-cell>
          <table:table-cell table:style-name="ce1" office:value-type="float" office:value="0.1042" calcext:value-type="float">
            <text:p>0,1042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-0.6876" calcext:value-type="float">
            <text:p>-0,687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.1301" calcext:value-type="float">
            <text:p>0,1301</text:p>
          </table:table-cell>
          <table:table-cell table:style-name="ce1" office:value-type="float" office:value="0.1207" calcext:value-type="float">
            <text:p>0,1207</text:p>
          </table:table-cell>
          <table:table-cell table:style-name="ce1" office:value-type="float" office:value="0.1249" calcext:value-type="float">
            <text:p>0,1249</text:p>
          </table:table-cell>
          <table:table-cell table:style-name="ce1" office:value-type="float" office:value="0.1307" calcext:value-type="float">
            <text:p>0,1307</text:p>
          </table:table-cell>
          <table:table-cell table:style-name="ce1" office:value-type="float" office:value="0.1399" calcext:value-type="float">
            <text:p>0,1399</text:p>
          </table:table-cell>
          <table:table-cell table:style-name="ce1" office:value-type="float" office:value="0.1544" calcext:value-type="float">
            <text:p>0,1544</text:p>
          </table:table-cell>
          <table:table-cell table:style-name="ce1" office:value-type="float" office:value="0.1727" calcext:value-type="float">
            <text:p>0,1727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-0.9503" calcext:value-type="float">
            <text:p>-0,950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.1439" calcext:value-type="float">
            <text:p>0,1439</text:p>
          </table:table-cell>
          <table:table-cell table:style-name="ce1" office:value-type="float" office:value="0.1329" calcext:value-type="float">
            <text:p>0,1329</text:p>
          </table:table-cell>
          <table:table-cell table:style-name="ce1" office:value-type="float" office:value="0.1368" calcext:value-type="float">
            <text:p>0,1368</text:p>
          </table:table-cell>
          <table:table-cell table:style-name="ce1" office:value-type="float" office:value="0.142" calcext:value-type="float">
            <text:p>0,1420</text:p>
          </table:table-cell>
          <table:table-cell table:style-name="ce1" office:value-type="float" office:value="0.15" calcext:value-type="float">
            <text:p>0,1500</text:p>
          </table:table-cell>
          <table:table-cell table:style-name="ce1" office:value-type="float" office:value="0.1624" calcext:value-type="float">
            <text:p>0,1624</text:p>
          </table:table-cell>
          <table:table-cell table:style-name="ce1" office:value-type="float" office:value="0.1777" calcext:value-type="float">
            <text:p>0,1777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ce3" office:value-type="float" office:value="45" calcext:value-type="float">
            <text:p>45</text:p>
          </table:table-cell>
          <table:table-cell table:style-name="ce1" office:value-type="float" office:value="-0.5495" calcext:value-type="float">
            <text:p>-0,5495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0.09259" calcext:value-type="float">
            <text:p>0,0926</text:p>
          </table:table-cell>
          <table:table-cell table:style-name="ce1" office:value-type="float" office:value="0.08558" calcext:value-type="float">
            <text:p>0,0856</text:p>
          </table:table-cell>
          <table:table-cell table:style-name="ce1" office:value-type="float" office:value="0.08782" calcext:value-type="float">
            <text:p>0,0878</text:p>
          </table:table-cell>
          <table:table-cell table:style-name="ce1" office:value-type="float" office:value="0.09057" calcext:value-type="float">
            <text:p>0,0906</text:p>
          </table:table-cell>
          <table:table-cell table:style-name="ce1" office:value-type="float" office:value="0.09464" calcext:value-type="float">
            <text:p>0,0946</text:p>
          </table:table-cell>
          <table:table-cell table:style-name="ce1" office:value-type="float" office:value="0.1006" calcext:value-type="float">
            <text:p>0,1006</text:p>
          </table:table-cell>
          <table:table-cell table:style-name="ce1" office:value-type="float" office:value="0.1076" calcext:value-type="float">
            <text:p>0,1076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float" office:value="-0.4428" calcext:value-type="float">
            <text:p>-0,442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0.1038" calcext:value-type="float">
            <text:p>0,1038</text:p>
          </table:table-cell>
          <table:table-cell table:style-name="ce1" office:value-type="float" office:value="0.09545" calcext:value-type="float">
            <text:p>0,0955</text:p>
          </table:table-cell>
          <table:table-cell table:style-name="ce1" office:value-type="float" office:value="0.09737" calcext:value-type="float">
            <text:p>0,0974</text:p>
          </table:table-cell>
          <table:table-cell table:style-name="ce1" office:value-type="float" office:value="0.09966" calcext:value-type="float">
            <text:p>0,0997</text:p>
          </table:table-cell>
          <table:table-cell table:style-name="ce1" office:value-type="float" office:value="0.103" calcext:value-type="float">
            <text:p>0,1030</text:p>
          </table:table-cell>
          <table:table-cell table:style-name="ce1" office:value-type="float" office:value="0.1078" calcext:value-type="float">
            <text:p>0,1078</text:p>
          </table:table-cell>
          <table:table-cell table:style-name="ce1" office:value-type="float" office:value="0.1134" calcext:value-type="float">
            <text:p>0,1134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3" office:value-type="float" office:value="75" calcext:value-type="float">
            <text:p>75</text:p>
          </table:table-cell>
          <table:table-cell table:style-name="ce1" office:value-type="float" office:value="-0.1576" calcext:value-type="float">
            <text:p>-0,1576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0.1128" calcext:value-type="float">
            <text:p>0,1128</text:p>
          </table:table-cell>
          <table:table-cell table:style-name="ce1" office:value-type="float" office:value="0.1031" calcext:value-type="float">
            <text:p>0,1031</text:p>
          </table:table-cell>
          <table:table-cell table:style-name="ce1" office:value-type="float" office:value="0.1045" calcext:value-type="float">
            <text:p>0,1045</text:p>
          </table:table-cell>
          <table:table-cell table:style-name="ce1" office:value-type="float" office:value="0.106" calcext:value-type="float">
            <text:p>0,1060</text:p>
          </table:table-cell>
          <table:table-cell table:style-name="ce1" office:value-type="float" office:value="0.108" calcext:value-type="float">
            <text:p>0,1080</text:p>
          </table:table-cell>
          <table:table-cell table:style-name="ce1" office:value-type="float" office:value="0.1107" calcext:value-type="float">
            <text:p>0,1107</text:p>
          </table:table-cell>
          <table:table-cell table:style-name="ce1" office:value-type="float" office:value="0.1138" calcext:value-type="float">
            <text:p>0,1138</text:p>
          </table:table-cell>
          <table:table-cell/>
          <table:table-cell table:style-name="ce5"/>
          <table:table-cell table:style-name="ce1" table:number-columns-repeated="7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oop 2</text:p>
          </table:table-cell>
          <table:table-cell/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30000" calcext:value-type="float">
            <text:p>30000</text:p>
          </table:table-cell>
          <table:table-cell table:style-name="ce5" office:value-type="float" office:value="40000" calcext:value-type="float">
            <text:p>40000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float" office:value="60000" calcext:value-type="float">
            <text:p>6000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75" calcext:value-type="float">
            <text:p>-7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15" calcext:value-type="float">
            <text:p>0,1015</text:p>
          </table:table-cell>
          <table:table-cell table:style-name="ce6" office:value-type="float" office:value="0.1028" calcext:value-type="float">
            <text:p>0,1028</text:p>
          </table:table-cell>
          <table:table-cell table:style-name="ce6" office:value-type="float" office:value="0.1041" calcext:value-type="float">
            <text:p>0,1041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5" calcext:value-type="float">
            <text:p>0,1085</text:p>
          </table:table-cell>
          <table:table-cell table:style-name="ce6" office:value-type="float" office:value="0.1113" calcext:value-type="float">
            <text:p>0,1113</text:p>
          </table:table-cell>
          <table:table-cell table:number-columns-repeated="2"/>
          <table:table-cell table:formula="of:=[.H14]-[.H35]" office:value-type="float" office:value="0.00510000000000001" calcext:value-type="float">
            <text:p>0,0051</text:p>
          </table:table-cell>
          <table:table-cell table:formula="of:=[.I14]-[.I35]" office:value-type="float" office:value="0" calcext:value-type="float">
            <text:p>0</text:p>
          </table:table-cell>
          <table:table-cell table:formula="of:=[.J14]-[.J35]" office:value-type="float" office:value="0" calcext:value-type="float">
            <text:p>0</text:p>
          </table:table-cell>
          <table:table-cell table:formula="of:=[.K14]-[.K35]" office:value-type="float" office:value="0" calcext:value-type="float">
            <text:p>0</text:p>
          </table:table-cell>
          <table:table-cell table:formula="of:=[.L14]-[.L35]" office:value-type="float" office:value="0" calcext:value-type="float">
            <text:p>0</text:p>
          </table:table-cell>
          <table:table-cell table:formula="of:=[.M14]-[.M35]" office:value-type="float" office:value="0" calcext:value-type="float">
            <text:p>0</text:p>
          </table:table-cell>
          <table:table-cell table:formula="of:=[.N14]-[.N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28" calcext:value-type="float">
            <text:p>0,1280</text:p>
          </table:table-cell>
          <table:table-cell table:style-name="ce6" office:value-type="float" office:value="0.1309" calcext:value-type="float">
            <text:p>0,1309</text:p>
          </table:table-cell>
          <table:table-cell table:style-name="ce6" office:value-type="float" office:value="0.1347" calcext:value-type="float">
            <text:p>0,1347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498" calcext:value-type="float">
            <text:p>0,1498</text:p>
          </table:table-cell>
          <table:table-cell table:style-name="ce6" office:value-type="float" office:value="0.1611" calcext:value-type="float">
            <text:p>0,1611</text:p>
          </table:table-cell>
          <table:table-cell table:number-columns-repeated="2"/>
          <table:table-cell table:formula="of:=[.H15]-[.H36]" office:value-type="float" office:value="-0.0013" calcext:value-type="float">
            <text:p>-0,0013</text:p>
          </table:table-cell>
          <table:table-cell table:formula="of:=[.I15]-[.I36]" office:value-type="float" office:value="0" calcext:value-type="float">
            <text:p>0</text:p>
          </table:table-cell>
          <table:table-cell table:formula="of:=[.J15]-[.J36]" office:value-type="float" office:value="0" calcext:value-type="float">
            <text:p>0</text:p>
          </table:table-cell>
          <table:table-cell table:formula="of:=[.K15]-[.K36]" office:value-type="float" office:value="0" calcext:value-type="float">
            <text:p>0</text:p>
          </table:table-cell>
          <table:table-cell table:formula="of:=[.L15]-[.L36]" office:value-type="float" office:value="0" calcext:value-type="float">
            <text:p>0</text:p>
          </table:table-cell>
          <table:table-cell table:formula="of:=[.M15]-[.M36]" office:value-type="float" office:value="0" calcext:value-type="float">
            <text:p>0</text:p>
          </table:table-cell>
          <table:table-cell table:formula="of:=[.N15]-[.N3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246/2.54" office:value-type="float" office:value="96.8503937007874" calcext:value-type="float">
            <text:p>96,8503937008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1863" calcext:value-type="float">
            <text:p>0,1863</text:p>
          </table:table-cell>
          <table:table-cell table:style-name="ce6" office:value-type="float" office:value="0.192" calcext:value-type="float">
            <text:p>0,1920</text:p>
          </table:table-cell>
          <table:table-cell table:style-name="ce6" office:value-type="float" office:value="0.1998" calcext:value-type="float">
            <text:p>0,1998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2321" calcext:value-type="float">
            <text:p>0,2321</text:p>
          </table:table-cell>
          <table:table-cell table:style-name="ce6" office:value-type="float" office:value="0.2569" calcext:value-type="float">
            <text:p>0,2569</text:p>
          </table:table-cell>
          <table:table-cell table:number-columns-repeated="2"/>
          <table:table-cell table:formula="of:=[.H16]-[.H37]" office:value-type="float" office:value="-0.0105" calcext:value-type="float">
            <text:p>-0,0105</text:p>
          </table:table-cell>
          <table:table-cell table:formula="of:=[.I16]-[.I37]" office:value-type="float" office:value="0" calcext:value-type="float">
            <text:p>0</text:p>
          </table:table-cell>
          <table:table-cell table:formula="of:=[.J16]-[.J37]" office:value-type="float" office:value="0" calcext:value-type="float">
            <text:p>0</text:p>
          </table:table-cell>
          <table:table-cell table:formula="of:=[.K16]-[.K37]" office:value-type="float" office:value="0" calcext:value-type="float">
            <text:p>0</text:p>
          </table:table-cell>
          <table:table-cell table:formula="of:=[.L16]-[.L37]" office:value-type="float" office:value="0" calcext:value-type="float">
            <text:p>0</text:p>
          </table:table-cell>
          <table:table-cell table:formula="of:=[.M16]-[.M37]" office:value-type="float" office:value="0" calcext:value-type="float">
            <text:p>0</text:p>
          </table:table-cell>
          <table:table-cell table:formula="of:=[.N16]-[.N3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7]*0.2634" office:value-type="float" office:value="25.5103937007874" calcext:value-type="float">
            <text:p>25,5103937008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1792" calcext:value-type="float">
            <text:p>0,1792</text:p>
          </table:table-cell>
          <table:table-cell table:style-name="ce6" office:value-type="float" office:value="0.1849" calcext:value-type="float">
            <text:p>0,1849</text:p>
          </table:table-cell>
          <table:table-cell table:style-name="ce6" office:value-type="float" office:value="0.1927" calcext:value-type="float">
            <text:p>0,1927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2245" calcext:value-type="float">
            <text:p>0,2245</text:p>
          </table:table-cell>
          <table:table-cell table:style-name="ce6" office:value-type="float" office:value="0.2488" calcext:value-type="float">
            <text:p>0,2488</text:p>
          </table:table-cell>
          <table:table-cell table:number-columns-repeated="2"/>
          <table:table-cell table:formula="of:=[.H17]-[.H38]" office:value-type="float" office:value="-0.011" calcext:value-type="float">
            <text:p>-0,011</text:p>
          </table:table-cell>
          <table:table-cell table:formula="of:=[.I17]-[.I38]" office:value-type="float" office:value="0" calcext:value-type="float">
            <text:p>0</text:p>
          </table:table-cell>
          <table:table-cell table:formula="of:=[.J17]-[.J38]" office:value-type="float" office:value="0" calcext:value-type="float">
            <text:p>0</text:p>
          </table:table-cell>
          <table:table-cell table:formula="of:=[.K17]-[.K38]" office:value-type="float" office:value="0" calcext:value-type="float">
            <text:p>0</text:p>
          </table:table-cell>
          <table:table-cell table:formula="of:=[.L17]-[.L38]" office:value-type="float" office:value="0" calcext:value-type="float">
            <text:p>0</text:p>
          </table:table-cell>
          <table:table-cell table:formula="of:=[.M17]-[.M38]" office:value-type="float" office:value="0" calcext:value-type="float">
            <text:p>0</text:p>
          </table:table-cell>
          <table:table-cell table:formula="of:=[.N17]-[.N3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181+[.B38]" office:value-type="float" office:value="206.510393700787" calcext:value-type="float">
            <text:p>206,5103937008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08083" calcext:value-type="float">
            <text:p>0,0808</text:p>
          </table:table-cell>
          <table:table-cell table:style-name="ce6" office:value-type="float" office:value="0.08377" calcext:value-type="float">
            <text:p>0,0838</text:p>
          </table:table-cell>
          <table:table-cell table:style-name="ce6" office:value-type="float" office:value="0.08758" calcext:value-type="float">
            <text:p>0,0876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1025" calcext:value-type="float">
            <text:p>0,1025</text:p>
          </table:table-cell>
          <table:table-cell table:style-name="ce6" office:value-type="float" office:value="0.1136" calcext:value-type="float">
            <text:p>0,1136</text:p>
          </table:table-cell>
          <table:table-cell table:number-columns-repeated="2"/>
          <table:table-cell table:formula="of:=[.H18]-[.H39]" office:value-type="float" office:value="-0.0067" calcext:value-type="float">
            <text:p>-0,0067</text:p>
          </table:table-cell>
          <table:table-cell table:formula="of:=[.I18]-[.I39]" office:value-type="float" office:value="0" calcext:value-type="float">
            <text:p>0</text:p>
          </table:table-cell>
          <table:table-cell table:formula="of:=[.J18]-[.J39]" office:value-type="float" office:value="0" calcext:value-type="float">
            <text:p>0</text:p>
          </table:table-cell>
          <table:table-cell table:formula="of:=[.K18]-[.K39]" office:value-type="float" office:value="0" calcext:value-type="float">
            <text:p>0</text:p>
          </table:table-cell>
          <table:table-cell table:formula="of:=[.L18]-[.L39]" office:value-type="float" office:value="0" calcext:value-type="float">
            <text:p>0</text:p>
          </table:table-cell>
          <table:table-cell table:formula="of:=[.M18]-[.M39]" office:value-type="float" office:value="0" calcext:value-type="float">
            <text:p>0</text:p>
          </table:table-cell>
          <table:table-cell table:formula="of:=[.N18]-[.N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3939" calcext:value-type="float">
            <text:p>0,0394</text:p>
          </table:table-cell>
          <table:table-cell table:style-name="ce6" office:value-type="float" office:value="0.04109" calcext:value-type="float">
            <text:p>0,0411</text:p>
          </table:table-cell>
          <table:table-cell table:style-name="ce6" office:value-type="float" office:value="0.04309" calcext:value-type="float">
            <text:p>0,0431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5018" calcext:value-type="float">
            <text:p>0,0502</text:p>
          </table:table-cell>
          <table:table-cell table:style-name="ce6" office:value-type="float" office:value="0.0551" calcext:value-type="float">
            <text:p>0,0551</text:p>
          </table:table-cell>
          <table:table-cell table:number-columns-repeated="2"/>
          <table:table-cell table:formula="of:=[.H19]-[.H40]" office:value-type="float" office:value="-0.00435" calcext:value-type="float">
            <text:p>-0,00435</text:p>
          </table:table-cell>
          <table:table-cell table:formula="of:=[.I19]-[.I40]" office:value-type="float" office:value="0" calcext:value-type="float">
            <text:p>0</text:p>
          </table:table-cell>
          <table:table-cell table:formula="of:=[.J19]-[.J40]" office:value-type="float" office:value="0" calcext:value-type="float">
            <text:p>0</text:p>
          </table:table-cell>
          <table:table-cell table:formula="of:=[.K19]-[.K40]" office:value-type="float" office:value="0" calcext:value-type="float">
            <text:p>0</text:p>
          </table:table-cell>
          <table:table-cell table:formula="of:=[.L19]-[.L40]" office:value-type="float" office:value="0" calcext:value-type="float">
            <text:p>0</text:p>
          </table:table-cell>
          <table:table-cell table:formula="of:=[.M19]-[.M40]" office:value-type="float" office:value="0" calcext:value-type="float">
            <text:p>0</text:p>
          </table:table-cell>
          <table:table-cell table:formula="of:=[.N19]-[.N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1913" calcext:value-type="float">
            <text:p>0,0191</text:p>
          </table:table-cell>
          <table:table-cell table:style-name="ce6" office:value-type="float" office:value="0.02025" calcext:value-type="float">
            <text:p>0,0203</text:p>
          </table:table-cell>
          <table:table-cell table:style-name="ce6" office:value-type="float" office:value="0.02139" calcext:value-type="float">
            <text:p>0,0214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2477" calcext:value-type="float">
            <text:p>0,0248</text:p>
          </table:table-cell>
          <table:table-cell table:style-name="ce6" office:value-type="float" office:value="0.02677" calcext:value-type="float">
            <text:p>0,0268</text:p>
          </table:table-cell>
          <table:table-cell table:number-columns-repeated="2"/>
          <table:table-cell table:formula="of:=[.H20]-[.H41]" office:value-type="float" office:value="-0.0033" calcext:value-type="float">
            <text:p>-0,0033</text:p>
          </table:table-cell>
          <table:table-cell table:formula="of:=[.I20]-[.I41]" office:value-type="float" office:value="0" calcext:value-type="float">
            <text:p>0</text:p>
          </table:table-cell>
          <table:table-cell table:formula="of:=[.J20]-[.J41]" office:value-type="float" office:value="0" calcext:value-type="float">
            <text:p>0</text:p>
          </table:table-cell>
          <table:table-cell table:formula="of:=[.K20]-[.K41]" office:value-type="float" office:value="0" calcext:value-type="float">
            <text:p>0</text:p>
          </table:table-cell>
          <table:table-cell table:formula="of:=[.L20]-[.L41]" office:value-type="float" office:value="0" calcext:value-type="float">
            <text:p>0</text:p>
          </table:table-cell>
          <table:table-cell table:formula="of:=[.M20]-[.M41]" office:value-type="float" office:value="0" calcext:value-type="float">
            <text:p>0</text:p>
          </table:table-cell>
          <table:table-cell table:formula="of:=[.N20]-[.N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16" calcext:value-type="float">
            <text:p>0,0160</text:p>
          </table:table-cell>
          <table:table-cell table:style-name="ce6" office:value-type="float" office:value="0.01702" calcext:value-type="float">
            <text:p>0,0170</text:p>
          </table:table-cell>
          <table:table-cell table:style-name="ce6" office:value-type="float" office:value="0.01805" calcext:value-type="float">
            <text:p>0,0181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2093" calcext:value-type="float">
            <text:p>0,0209</text:p>
          </table:table-cell>
          <table:table-cell table:style-name="ce6" office:value-type="float" office:value="0.02255" calcext:value-type="float">
            <text:p>0,0226</text:p>
          </table:table-cell>
          <table:table-cell table:number-columns-repeated="2"/>
          <table:table-cell table:formula="of:=[.H21]-[.H42]" office:value-type="float" office:value="-0.00319" calcext:value-type="float">
            <text:p>-0,00319</text:p>
          </table:table-cell>
          <table:table-cell table:formula="of:=[.I21]-[.I42]" office:value-type="float" office:value="0" calcext:value-type="float">
            <text:p>0</text:p>
          </table:table-cell>
          <table:table-cell table:formula="of:=[.J21]-[.J42]" office:value-type="float" office:value="0" calcext:value-type="float">
            <text:p>0</text:p>
          </table:table-cell>
          <table:table-cell table:formula="of:=[.K21]-[.K42]" office:value-type="float" office:value="0" calcext:value-type="float">
            <text:p>0</text:p>
          </table:table-cell>
          <table:table-cell table:formula="of:=[.L21]-[.L42]" office:value-type="float" office:value="0" calcext:value-type="float">
            <text:p>0</text:p>
          </table:table-cell>
          <table:table-cell table:formula="of:=[.M21]-[.M42]" office:value-type="float" office:value="0" calcext:value-type="float">
            <text:p>0</text:p>
          </table:table-cell>
          <table:table-cell table:formula="of:=[.N21]-[.N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1736" calcext:value-type="float">
            <text:p>0,0174</text:p>
          </table:table-cell>
          <table:table-cell table:style-name="ce6" office:value-type="float" office:value="0.01844" calcext:value-type="float">
            <text:p>0,0184</text:p>
          </table:table-cell>
          <table:table-cell table:style-name="ce6" office:value-type="float" office:value="0.01953" calcext:value-type="float">
            <text:p>0,0195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2275" calcext:value-type="float">
            <text:p>0,0228</text:p>
          </table:table-cell>
          <table:table-cell table:style-name="ce6" office:value-type="float" office:value="0.02464" calcext:value-type="float">
            <text:p>0,0246</text:p>
          </table:table-cell>
          <table:table-cell table:number-columns-repeated="2"/>
          <table:table-cell table:formula="of:=[.H22]-[.H43]" office:value-type="float" office:value="-0.00332" calcext:value-type="float">
            <text:p>-0,00332</text:p>
          </table:table-cell>
          <table:table-cell table:formula="of:=[.I22]-[.I43]" office:value-type="float" office:value="0" calcext:value-type="float">
            <text:p>0</text:p>
          </table:table-cell>
          <table:table-cell table:formula="of:=[.J22]-[.J43]" office:value-type="float" office:value="0" calcext:value-type="float">
            <text:p>0</text:p>
          </table:table-cell>
          <table:table-cell table:formula="of:=[.K22]-[.K43]" office:value-type="float" office:value="0" calcext:value-type="float">
            <text:p>0</text:p>
          </table:table-cell>
          <table:table-cell table:formula="of:=[.L22]-[.L43]" office:value-type="float" office:value="0" calcext:value-type="float">
            <text:p>0</text:p>
          </table:table-cell>
          <table:table-cell table:formula="of:=[.M22]-[.M43]" office:value-type="float" office:value="0" calcext:value-type="float">
            <text:p>0</text:p>
          </table:table-cell>
          <table:table-cell table:formula="of:=[.N22]-[.N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1916" calcext:value-type="float">
            <text:p>0,0192</text:p>
          </table:table-cell>
          <table:table-cell table:style-name="ce6" office:value-type="float" office:value="0.0203" calcext:value-type="float">
            <text:p>0,0203</text:p>
          </table:table-cell>
          <table:table-cell table:style-name="ce6" office:value-type="float" office:value="0.02148" calcext:value-type="float">
            <text:p>0,0215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2508" calcext:value-type="float">
            <text:p>0,0251</text:p>
          </table:table-cell>
          <table:table-cell table:style-name="ce6" office:value-type="float" office:value="0.02729" calcext:value-type="float">
            <text:p>0,0273</text:p>
          </table:table-cell>
          <table:table-cell table:number-columns-repeated="2"/>
          <table:table-cell table:formula="of:=[.H23]-[.H44]" office:value-type="float" office:value="-0.00345" calcext:value-type="float">
            <text:p>-0,00345</text:p>
          </table:table-cell>
          <table:table-cell table:formula="of:=[.I23]-[.I44]" office:value-type="float" office:value="0" calcext:value-type="float">
            <text:p>0</text:p>
          </table:table-cell>
          <table:table-cell table:formula="of:=[.J23]-[.J44]" office:value-type="float" office:value="0" calcext:value-type="float">
            <text:p>0</text:p>
          </table:table-cell>
          <table:table-cell table:formula="of:=[.K23]-[.K44]" office:value-type="float" office:value="0" calcext:value-type="float">
            <text:p>0</text:p>
          </table:table-cell>
          <table:table-cell table:formula="of:=[.L23]-[.L44]" office:value-type="float" office:value="0" calcext:value-type="float">
            <text:p>0</text:p>
          </table:table-cell>
          <table:table-cell table:formula="of:=[.M23]-[.M44]" office:value-type="float" office:value="0" calcext:value-type="float">
            <text:p>0</text:p>
          </table:table-cell>
          <table:table-cell table:formula="of:=[.N23]-[.N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173" calcext:value-type="float">
            <text:p>0,0217</text:p>
          </table:table-cell>
          <table:table-cell table:style-name="ce6" office:value-type="float" office:value="0.02294" calcext:value-type="float">
            <text:p>0,0229</text:p>
          </table:table-cell>
          <table:table-cell table:style-name="ce6" office:value-type="float" office:value="0.02425" calcext:value-type="float">
            <text:p>0,0243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838" calcext:value-type="float">
            <text:p>0,0284</text:p>
          </table:table-cell>
          <table:table-cell table:style-name="ce6" office:value-type="float" office:value="0.03101" calcext:value-type="float">
            <text:p>0,0310</text:p>
          </table:table-cell>
          <table:table-cell table:number-columns-repeated="2"/>
          <table:table-cell table:formula="of:=[.H24]-[.H45]" office:value-type="float" office:value="-0.00364" calcext:value-type="float">
            <text:p>-0,00364</text:p>
          </table:table-cell>
          <table:table-cell table:formula="of:=[.I24]-[.I45]" office:value-type="float" office:value="0" calcext:value-type="float">
            <text:p>0</text:p>
          </table:table-cell>
          <table:table-cell table:formula="of:=[.J24]-[.J45]" office:value-type="float" office:value="0" calcext:value-type="float">
            <text:p>0</text:p>
          </table:table-cell>
          <table:table-cell table:formula="of:=[.K24]-[.K45]" office:value-type="float" office:value="0" calcext:value-type="float">
            <text:p>0</text:p>
          </table:table-cell>
          <table:table-cell table:formula="of:=[.L24]-[.L45]" office:value-type="float" office:value="0" calcext:value-type="float">
            <text:p>0</text:p>
          </table:table-cell>
          <table:table-cell table:formula="of:=[.M24]-[.M45]" office:value-type="float" office:value="0" calcext:value-type="float">
            <text:p>0</text:p>
          </table:table-cell>
          <table:table-cell table:formula="of:=[.N24]-[.N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3432" calcext:value-type="float">
            <text:p>0,0343</text:p>
          </table:table-cell>
          <table:table-cell table:style-name="ce6" office:value-type="float" office:value="0.03593" calcext:value-type="float">
            <text:p>0,0359</text:p>
          </table:table-cell>
          <table:table-cell table:style-name="ce6" office:value-type="float" office:value="0.03781" calcext:value-type="float">
            <text:p>0,0378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4451" calcext:value-type="float">
            <text:p>0,0445</text:p>
          </table:table-cell>
          <table:table-cell table:style-name="ce6" office:value-type="float" office:value="0.04919" calcext:value-type="float">
            <text:p>0,0492</text:p>
          </table:table-cell>
          <table:table-cell table:number-columns-repeated="2"/>
          <table:table-cell table:formula="of:=[.H25]-[.H46]" office:value-type="float" office:value="-0.00447" calcext:value-type="float">
            <text:p>-0,00447</text:p>
          </table:table-cell>
          <table:table-cell table:formula="of:=[.I25]-[.I46]" office:value-type="float" office:value="0" calcext:value-type="float">
            <text:p>0</text:p>
          </table:table-cell>
          <table:table-cell table:formula="of:=[.J25]-[.J46]" office:value-type="float" office:value="0" calcext:value-type="float">
            <text:p>0</text:p>
          </table:table-cell>
          <table:table-cell table:formula="of:=[.K25]-[.K46]" office:value-type="float" office:value="0" calcext:value-type="float">
            <text:p>0</text:p>
          </table:table-cell>
          <table:table-cell table:formula="of:=[.L25]-[.L46]" office:value-type="float" office:value="0" calcext:value-type="float">
            <text:p>0</text:p>
          </table:table-cell>
          <table:table-cell table:formula="of:=[.M25]-[.M46]" office:value-type="float" office:value="0" calcext:value-type="float">
            <text:p>0</text:p>
          </table:table-cell>
          <table:table-cell table:formula="of:=[.N25]-[.N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7257" calcext:value-type="float">
            <text:p>0,0726</text:p>
          </table:table-cell>
          <table:table-cell table:style-name="ce6" office:value-type="float" office:value="0.07536" calcext:value-type="float">
            <text:p>0,0754</text:p>
          </table:table-cell>
          <table:table-cell table:style-name="ce6" office:value-type="float" office:value="0.079" calcext:value-type="float">
            <text:p>0,079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9338" calcext:value-type="float">
            <text:p>0,0934</text:p>
          </table:table-cell>
          <table:table-cell table:style-name="ce6" office:value-type="float" office:value="0.1042" calcext:value-type="float">
            <text:p>0,1042</text:p>
          </table:table-cell>
          <table:table-cell table:number-columns-repeated="2"/>
          <table:table-cell table:formula="of:=[.H26]-[.H47]" office:value-type="float" office:value="-0.00695" calcext:value-type="float">
            <text:p>-0,00695</text:p>
          </table:table-cell>
          <table:table-cell table:formula="of:=[.I26]-[.I47]" office:value-type="float" office:value="0" calcext:value-type="float">
            <text:p>0</text:p>
          </table:table-cell>
          <table:table-cell table:formula="of:=[.J26]-[.J47]" office:value-type="float" office:value="0" calcext:value-type="float">
            <text:p>0</text:p>
          </table:table-cell>
          <table:table-cell table:formula="of:=[.K26]-[.K47]" office:value-type="float" office:value="0" calcext:value-type="float">
            <text:p>0</text:p>
          </table:table-cell>
          <table:table-cell table:formula="of:=[.L26]-[.L47]" office:value-type="float" office:value="0" calcext:value-type="float">
            <text:p>0</text:p>
          </table:table-cell>
          <table:table-cell table:formula="of:=[.M26]-[.M47]" office:value-type="float" office:value="0" calcext:value-type="float">
            <text:p>0</text:p>
          </table:table-cell>
          <table:table-cell table:formula="of:=[.N26]-[.N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207" calcext:value-type="float">
            <text:p>0,1207</text:p>
          </table:table-cell>
          <table:table-cell table:style-name="ce6" office:value-type="float" office:value="0.1249" calcext:value-type="float">
            <text:p>0,1249</text:p>
          </table:table-cell>
          <table:table-cell table:style-name="ce6" office:value-type="float" office:value="0.1307" calcext:value-type="float">
            <text:p>0,1307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544" calcext:value-type="float">
            <text:p>0,1544</text:p>
          </table:table-cell>
          <table:table-cell table:style-name="ce6" office:value-type="float" office:value="0.1727" calcext:value-type="float">
            <text:p>0,1727</text:p>
          </table:table-cell>
          <table:table-cell table:number-columns-repeated="2"/>
          <table:table-cell table:formula="of:=[.H27]-[.H48]" office:value-type="float" office:value="-0.0098" calcext:value-type="float">
            <text:p>-0,0098</text:p>
          </table:table-cell>
          <table:table-cell table:formula="of:=[.I27]-[.I48]" office:value-type="float" office:value="0" calcext:value-type="float">
            <text:p>0</text:p>
          </table:table-cell>
          <table:table-cell table:formula="of:=[.J27]-[.J48]" office:value-type="float" office:value="0" calcext:value-type="float">
            <text:p>0</text:p>
          </table:table-cell>
          <table:table-cell table:formula="of:=[.K27]-[.K48]" office:value-type="float" office:value="0" calcext:value-type="float">
            <text:p>0</text:p>
          </table:table-cell>
          <table:table-cell table:formula="of:=[.L27]-[.L48]" office:value-type="float" office:value="0" calcext:value-type="float">
            <text:p>0</text:p>
          </table:table-cell>
          <table:table-cell table:formula="of:=[.M27]-[.M48]" office:value-type="float" office:value="0" calcext:value-type="float">
            <text:p>0</text:p>
          </table:table-cell>
          <table:table-cell table:formula="of:=[.N27]-[.N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329" calcext:value-type="float">
            <text:p>0,1329</text:p>
          </table:table-cell>
          <table:table-cell table:style-name="ce6" office:value-type="float" office:value="0.1368" calcext:value-type="float">
            <text:p>0,1368</text:p>
          </table:table-cell>
          <table:table-cell table:style-name="ce6" office:value-type="float" office:value="0.142" calcext:value-type="float">
            <text:p>0,142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624" calcext:value-type="float">
            <text:p>0,1624</text:p>
          </table:table-cell>
          <table:table-cell table:style-name="ce6" office:value-type="float" office:value="0.1777" calcext:value-type="float">
            <text:p>0,1777</text:p>
          </table:table-cell>
          <table:table-cell table:number-columns-repeated="2"/>
          <table:table-cell table:formula="of:=[.H28]-[.H49]" office:value-type="float" office:value="-0.00609999999999999" calcext:value-type="float">
            <text:p>-0,0061</text:p>
          </table:table-cell>
          <table:table-cell table:formula="of:=[.I28]-[.I49]" office:value-type="float" office:value="0" calcext:value-type="float">
            <text:p>0</text:p>
          </table:table-cell>
          <table:table-cell table:formula="of:=[.J28]-[.J49]" office:value-type="float" office:value="0" calcext:value-type="float">
            <text:p>0</text:p>
          </table:table-cell>
          <table:table-cell table:formula="of:=[.K28]-[.K49]" office:value-type="float" office:value="0" calcext:value-type="float">
            <text:p>0</text:p>
          </table:table-cell>
          <table:table-cell table:formula="of:=[.L28]-[.L49]" office:value-type="float" office:value="0" calcext:value-type="float">
            <text:p>0</text:p>
          </table:table-cell>
          <table:table-cell table:formula="of:=[.M28]-[.M49]" office:value-type="float" office:value="0" calcext:value-type="float">
            <text:p>0</text:p>
          </table:table-cell>
          <table:table-cell table:formula="of:=[.N28]-[.N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08558" calcext:value-type="float">
            <text:p>0,0856</text:p>
          </table:table-cell>
          <table:table-cell table:style-name="ce6" office:value-type="float" office:value="0.08782" calcext:value-type="float">
            <text:p>0,0878</text:p>
          </table:table-cell>
          <table:table-cell table:style-name="ce6" office:value-type="float" office:value="0.09057" calcext:value-type="float">
            <text:p>0,0906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1006" calcext:value-type="float">
            <text:p>0,1006</text:p>
          </table:table-cell>
          <table:table-cell table:style-name="ce6" office:value-type="float" office:value="0.1076" calcext:value-type="float">
            <text:p>0,1076</text:p>
          </table:table-cell>
          <table:table-cell table:number-columns-repeated="2"/>
          <table:table-cell table:formula="of:=[.H29]-[.H50]" office:value-type="float" office:value="-0.00205" calcext:value-type="float">
            <text:p>-0,00205</text:p>
          </table:table-cell>
          <table:table-cell table:formula="of:=[.I29]-[.I50]" office:value-type="float" office:value="0" calcext:value-type="float">
            <text:p>0</text:p>
          </table:table-cell>
          <table:table-cell table:formula="of:=[.J29]-[.J50]" office:value-type="float" office:value="0" calcext:value-type="float">
            <text:p>0</text:p>
          </table:table-cell>
          <table:table-cell table:formula="of:=[.K29]-[.K50]" office:value-type="float" office:value="0" calcext:value-type="float">
            <text:p>0</text:p>
          </table:table-cell>
          <table:table-cell table:formula="of:=[.L29]-[.L50]" office:value-type="float" office:value="0" calcext:value-type="float">
            <text:p>0</text:p>
          </table:table-cell>
          <table:table-cell table:formula="of:=[.M29]-[.M50]" office:value-type="float" office:value="0" calcext:value-type="float">
            <text:p>0</text:p>
          </table:table-cell>
          <table:table-cell table:formula="of:=[.N29]-[.N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09545" calcext:value-type="float">
            <text:p>0,0955</text:p>
          </table:table-cell>
          <table:table-cell table:style-name="ce6" office:value-type="float" office:value="0.09737" calcext:value-type="float">
            <text:p>0,0974</text:p>
          </table:table-cell>
          <table:table-cell table:style-name="ce6" office:value-type="float" office:value="0.09966" calcext:value-type="float">
            <text:p>0,0997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1078" calcext:value-type="float">
            <text:p>0,1078</text:p>
          </table:table-cell>
          <table:table-cell table:style-name="ce6" office:value-type="float" office:value="0.1134" calcext:value-type="float">
            <text:p>0,1134</text:p>
          </table:table-cell>
          <table:table-cell table:number-columns-repeated="2"/>
          <table:table-cell table:formula="of:=[.H30]-[.H51]" office:value-type="float" office:value="0.000799999999999995" calcext:value-type="float">
            <text:p>0,0008</text:p>
          </table:table-cell>
          <table:table-cell table:formula="of:=[.I30]-[.I51]" office:value-type="float" office:value="0" calcext:value-type="float">
            <text:p>0</text:p>
          </table:table-cell>
          <table:table-cell table:formula="of:=[.J30]-[.J51]" office:value-type="float" office:value="0" calcext:value-type="float">
            <text:p>0</text:p>
          </table:table-cell>
          <table:table-cell table:formula="of:=[.K30]-[.K51]" office:value-type="float" office:value="0" calcext:value-type="float">
            <text:p>0</text:p>
          </table:table-cell>
          <table:table-cell table:formula="of:=[.L30]-[.L51]" office:value-type="float" office:value="0" calcext:value-type="float">
            <text:p>0</text:p>
          </table:table-cell>
          <table:table-cell table:formula="of:=[.M30]-[.M51]" office:value-type="float" office:value="0" calcext:value-type="float">
            <text:p>0</text:p>
          </table:table-cell>
          <table:table-cell table:formula="of:=[.N30]-[.N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031" calcext:value-type="float">
            <text:p>0,1031</text:p>
          </table:table-cell>
          <table:table-cell table:style-name="ce6" office:value-type="float" office:value="0.1045" calcext:value-type="float">
            <text:p>0,104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107" calcext:value-type="float">
            <text:p>0,1107</text:p>
          </table:table-cell>
          <table:table-cell table:style-name="ce6" office:value-type="float" office:value="0.1138" calcext:value-type="float">
            <text:p>0,1138</text:p>
          </table:table-cell>
          <table:table-cell table:number-columns-repeated="2"/>
          <table:table-cell table:formula="of:=[.H31]-[.H52]" office:value-type="float" office:value="0.00480000000000001" calcext:value-type="float">
            <text:p>0,0048</text:p>
          </table:table-cell>
          <table:table-cell table:formula="of:=[.I31]-[.I52]" office:value-type="float" office:value="0" calcext:value-type="float">
            <text:p>0</text:p>
          </table:table-cell>
          <table:table-cell table:formula="of:=[.J31]-[.J52]" office:value-type="float" office:value="0" calcext:value-type="float">
            <text:p>0</text:p>
          </table:table-cell>
          <table:table-cell table:formula="of:=[.K31]-[.K52]" office:value-type="float" office:value="0" calcext:value-type="float">
            <text:p>0</text:p>
          </table:table-cell>
          <table:table-cell table:formula="of:=[.L31]-[.L52]" office:value-type="float" office:value="0" calcext:value-type="float">
            <text:p>0</text:p>
          </table:table-cell>
          <table:table-cell table:formula="of:=[.M31]-[.M52]" office:value-type="float" office:value="0" calcext:value-type="float">
            <text:p>0</text:p>
          </table:table-cell>
          <table:table-cell table:formula="of:=[.N31]-[.N52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oop 3</text:p>
          </table:table-cell>
          <table:table-cell/>
          <table:table-cell table:style-name="ce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0000" calcext:value-type="float">
            <text:p>10.000</text:p>
          </table:table-cell>
          <table:table-cell table:style-name="ce7" office:value-type="float" office:value="20000" calcext:value-type="float">
            <text:p>20.000</text:p>
          </table:table-cell>
          <table:table-cell table:style-name="ce7" office:value-type="float" office:value="30000" calcext:value-type="float">
            <text:p>30.000</text:p>
          </table:table-cell>
          <table:table-cell table:style-name="ce7" office:value-type="float" office:value="40000" calcext:value-type="float">
            <text:p>40.000</text:p>
          </table:table-cell>
          <table:table-cell table:style-name="ce7" office:value-type="float" office:value="50000" calcext:value-type="float">
            <text:p>50.000</text:p>
          </table:table-cell>
          <table:table-cell table:style-name="ce7" office:value-type="float" office:value="60000" calcext:value-type="float">
            <text:p>60.000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" office:value-type="float" office:value="-75" calcext:value-type="float">
            <text:p>-7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15" calcext:value-type="float">
            <text:p>0,1015</text:p>
          </table:table-cell>
          <table:table-cell table:style-name="ce6" office:value-type="float" office:value="0.1028" calcext:value-type="float">
            <text:p>0,1028</text:p>
          </table:table-cell>
          <table:table-cell table:style-name="ce6" office:value-type="float" office:value="0.1041" calcext:value-type="float">
            <text:p>0,1041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5" calcext:value-type="float">
            <text:p>0,1085</text:p>
          </table:table-cell>
          <table:table-cell table:style-name="ce6" office:value-type="float" office:value="0.1113" calcext:value-type="float">
            <text:p>0,1113</text:p>
          </table:table-cell>
          <table:table-cell table:number-columns-repeated="2"/>
          <table:table-cell table:formula="of:=[.H35]-[.H56]" office:value-type="float" office:value="0" calcext:value-type="float">
            <text:p>0</text:p>
          </table:table-cell>
          <table:table-cell table:formula="of:=[.I35]-[.I56]" office:value-type="float" office:value="0" calcext:value-type="float">
            <text:p>0</text:p>
          </table:table-cell>
          <table:table-cell table:formula="of:=[.J35]-[.J56]" office:value-type="float" office:value="0" calcext:value-type="float">
            <text:p>0</text:p>
          </table:table-cell>
          <table:table-cell table:formula="of:=[.K35]-[.K56]" office:value-type="float" office:value="0" calcext:value-type="float">
            <text:p>0</text:p>
          </table:table-cell>
          <table:table-cell table:formula="of:=[.L35]-[.L56]" office:value-type="float" office:value="0" calcext:value-type="float">
            <text:p>0</text:p>
          </table:table-cell>
          <table:table-cell table:formula="of:=[.M35]-[.M56]" office:value-type="float" office:value="0" calcext:value-type="float">
            <text:p>0</text:p>
          </table:table-cell>
          <table:table-cell table:formula="of:=[.N35]-[.N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60" calcext:value-type="float">
            <text:p>-60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28" calcext:value-type="float">
            <text:p>0,1280</text:p>
          </table:table-cell>
          <table:table-cell table:style-name="ce6" office:value-type="float" office:value="0.1309" calcext:value-type="float">
            <text:p>0,1309</text:p>
          </table:table-cell>
          <table:table-cell table:style-name="ce6" office:value-type="float" office:value="0.1347" calcext:value-type="float">
            <text:p>0,1347</text:p>
          </table:table-cell>
          <table:table-cell table:style-name="ce6" office:value-type="float" office:value="0.1406" calcext:value-type="float">
            <text:p>0,1406</text:p>
          </table:table-cell>
          <table:table-cell table:style-name="ce6" office:value-type="float" office:value="0.1498" calcext:value-type="float">
            <text:p>0,1498</text:p>
          </table:table-cell>
          <table:table-cell table:style-name="ce6" office:value-type="float" office:value="0.1611" calcext:value-type="float">
            <text:p>0,1611</text:p>
          </table:table-cell>
          <table:table-cell table:number-columns-repeated="2"/>
          <table:table-cell table:formula="of:=[.H36]-[.H57]" office:value-type="float" office:value="0" calcext:value-type="float">
            <text:p>0</text:p>
          </table:table-cell>
          <table:table-cell table:formula="of:=[.I36]-[.I57]" office:value-type="float" office:value="0" calcext:value-type="float">
            <text:p>0</text:p>
          </table:table-cell>
          <table:table-cell table:formula="of:=[.J36]-[.J57]" office:value-type="float" office:value="0" calcext:value-type="float">
            <text:p>0</text:p>
          </table:table-cell>
          <table:table-cell table:formula="of:=[.K36]-[.K57]" office:value-type="float" office:value="0" calcext:value-type="float">
            <text:p>0</text:p>
          </table:table-cell>
          <table:table-cell table:formula="of:=[.L36]-[.L57]" office:value-type="float" office:value="0" calcext:value-type="float">
            <text:p>0</text:p>
          </table:table-cell>
          <table:table-cell table:formula="of:=[.M36]-[.M57]" office:value-type="float" office:value="0" calcext:value-type="float">
            <text:p>0</text:p>
          </table:table-cell>
          <table:table-cell table:formula="of:=[.N36]-[.N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45" calcext:value-type="float">
            <text:p>-45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1863" calcext:value-type="float">
            <text:p>0,1863</text:p>
          </table:table-cell>
          <table:table-cell table:style-name="ce6" office:value-type="float" office:value="0.192" calcext:value-type="float">
            <text:p>0,1920</text:p>
          </table:table-cell>
          <table:table-cell table:style-name="ce6" office:value-type="float" office:value="0.1998" calcext:value-type="float">
            <text:p>0,1998</text:p>
          </table:table-cell>
          <table:table-cell table:style-name="ce6" office:value-type="float" office:value="0.2124" calcext:value-type="float">
            <text:p>0,2124</text:p>
          </table:table-cell>
          <table:table-cell table:style-name="ce6" office:value-type="float" office:value="0.2321" calcext:value-type="float">
            <text:p>0,2321</text:p>
          </table:table-cell>
          <table:table-cell table:style-name="ce6" office:value-type="float" office:value="0.2569" calcext:value-type="float">
            <text:p>0,2569</text:p>
          </table:table-cell>
          <table:table-cell table:number-columns-repeated="2"/>
          <table:table-cell table:formula="of:=[.H37]-[.H58]" office:value-type="float" office:value="0" calcext:value-type="float">
            <text:p>0</text:p>
          </table:table-cell>
          <table:table-cell table:formula="of:=[.I37]-[.I58]" office:value-type="float" office:value="0" calcext:value-type="float">
            <text:p>0</text:p>
          </table:table-cell>
          <table:table-cell table:formula="of:=[.J37]-[.J58]" office:value-type="float" office:value="0" calcext:value-type="float">
            <text:p>0</text:p>
          </table:table-cell>
          <table:table-cell table:formula="of:=[.K37]-[.K58]" office:value-type="float" office:value="0" calcext:value-type="float">
            <text:p>0</text:p>
          </table:table-cell>
          <table:table-cell table:formula="of:=[.L37]-[.L58]" office:value-type="float" office:value="0" calcext:value-type="float">
            <text:p>0</text:p>
          </table:table-cell>
          <table:table-cell table:formula="of:=[.M37]-[.M58]" office:value-type="float" office:value="0" calcext:value-type="float">
            <text:p>0</text:p>
          </table:table-cell>
          <table:table-cell table:formula="of:=[.N37]-[.N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30" calcext:value-type="float">
            <text:p>-30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1792" calcext:value-type="float">
            <text:p>0,1792</text:p>
          </table:table-cell>
          <table:table-cell table:style-name="ce6" office:value-type="float" office:value="0.1849" calcext:value-type="float">
            <text:p>0,1849</text:p>
          </table:table-cell>
          <table:table-cell table:style-name="ce6" office:value-type="float" office:value="0.1927" calcext:value-type="float">
            <text:p>0,1927</text:p>
          </table:table-cell>
          <table:table-cell table:style-name="ce6" office:value-type="float" office:value="0.2051" calcext:value-type="float">
            <text:p>0,2051</text:p>
          </table:table-cell>
          <table:table-cell table:style-name="ce6" office:value-type="float" office:value="0.2245" calcext:value-type="float">
            <text:p>0,2245</text:p>
          </table:table-cell>
          <table:table-cell table:style-name="ce6" office:value-type="float" office:value="0.2488" calcext:value-type="float">
            <text:p>0,2488</text:p>
          </table:table-cell>
          <table:table-cell table:number-columns-repeated="2"/>
          <table:table-cell table:formula="of:=[.H38]-[.H59]" office:value-type="float" office:value="0" calcext:value-type="float">
            <text:p>0</text:p>
          </table:table-cell>
          <table:table-cell table:formula="of:=[.I38]-[.I59]" office:value-type="float" office:value="0" calcext:value-type="float">
            <text:p>0</text:p>
          </table:table-cell>
          <table:table-cell table:formula="of:=[.J38]-[.J59]" office:value-type="float" office:value="0" calcext:value-type="float">
            <text:p>0</text:p>
          </table:table-cell>
          <table:table-cell table:formula="of:=[.K38]-[.K59]" office:value-type="float" office:value="0" calcext:value-type="float">
            <text:p>0</text:p>
          </table:table-cell>
          <table:table-cell table:formula="of:=[.L38]-[.L59]" office:value-type="float" office:value="0" calcext:value-type="float">
            <text:p>0</text:p>
          </table:table-cell>
          <table:table-cell table:formula="of:=[.M38]-[.M59]" office:value-type="float" office:value="0" calcext:value-type="float">
            <text:p>0</text:p>
          </table:table-cell>
          <table:table-cell table:formula="of:=[.N38]-[.N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15" calcext:value-type="float">
            <text:p>-15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08083" calcext:value-type="float">
            <text:p>0,0808</text:p>
          </table:table-cell>
          <table:table-cell table:style-name="ce6" office:value-type="float" office:value="0.08377" calcext:value-type="float">
            <text:p>0,0838</text:p>
          </table:table-cell>
          <table:table-cell table:style-name="ce6" office:value-type="float" office:value="0.08758" calcext:value-type="float">
            <text:p>0,0876</text:p>
          </table:table-cell>
          <table:table-cell table:style-name="ce6" office:value-type="float" office:value="0.0935" calcext:value-type="float">
            <text:p>0,0935</text:p>
          </table:table-cell>
          <table:table-cell table:style-name="ce6" office:value-type="float" office:value="0.1025" calcext:value-type="float">
            <text:p>0,1025</text:p>
          </table:table-cell>
          <table:table-cell table:style-name="ce6" office:value-type="float" office:value="0.1136" calcext:value-type="float">
            <text:p>0,1136</text:p>
          </table:table-cell>
          <table:table-cell table:number-columns-repeated="2"/>
          <table:table-cell table:formula="of:=[.H39]-[.H60]" office:value-type="float" office:value="0" calcext:value-type="float">
            <text:p>0</text:p>
          </table:table-cell>
          <table:table-cell table:formula="of:=[.I39]-[.I60]" office:value-type="float" office:value="0" calcext:value-type="float">
            <text:p>0</text:p>
          </table:table-cell>
          <table:table-cell table:formula="of:=[.J39]-[.J60]" office:value-type="float" office:value="0" calcext:value-type="float">
            <text:p>0</text:p>
          </table:table-cell>
          <table:table-cell table:formula="of:=[.K39]-[.K60]" office:value-type="float" office:value="0" calcext:value-type="float">
            <text:p>0</text:p>
          </table:table-cell>
          <table:table-cell table:formula="of:=[.L39]-[.L60]" office:value-type="float" office:value="0" calcext:value-type="float">
            <text:p>0</text:p>
          </table:table-cell>
          <table:table-cell table:formula="of:=[.M39]-[.M60]" office:value-type="float" office:value="0" calcext:value-type="float">
            <text:p>0</text:p>
          </table:table-cell>
          <table:table-cell table:formula="of:=[.N39]-[.N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10" calcext:value-type="float">
            <text:p>-10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3939" calcext:value-type="float">
            <text:p>0,0394</text:p>
          </table:table-cell>
          <table:table-cell table:style-name="ce6" office:value-type="float" office:value="0.04109" calcext:value-type="float">
            <text:p>0,0411</text:p>
          </table:table-cell>
          <table:table-cell table:style-name="ce6" office:value-type="float" office:value="0.04309" calcext:value-type="float">
            <text:p>0,0431</text:p>
          </table:table-cell>
          <table:table-cell table:style-name="ce6" office:value-type="float" office:value="0.04601" calcext:value-type="float">
            <text:p>0,0460</text:p>
          </table:table-cell>
          <table:table-cell table:style-name="ce6" office:value-type="float" office:value="0.05018" calcext:value-type="float">
            <text:p>0,0502</text:p>
          </table:table-cell>
          <table:table-cell table:style-name="ce6" office:value-type="float" office:value="0.0551" calcext:value-type="float">
            <text:p>0,0551</text:p>
          </table:table-cell>
          <table:table-cell table:number-columns-repeated="2"/>
          <table:table-cell table:formula="of:=[.H40]-[.H61]" office:value-type="float" office:value="0" calcext:value-type="float">
            <text:p>0</text:p>
          </table:table-cell>
          <table:table-cell table:formula="of:=[.I40]-[.I61]" office:value-type="float" office:value="0" calcext:value-type="float">
            <text:p>0</text:p>
          </table:table-cell>
          <table:table-cell table:formula="of:=[.J40]-[.J61]" office:value-type="float" office:value="0" calcext:value-type="float">
            <text:p>0</text:p>
          </table:table-cell>
          <table:table-cell table:formula="of:=[.K40]-[.K61]" office:value-type="float" office:value="0" calcext:value-type="float">
            <text:p>0</text:p>
          </table:table-cell>
          <table:table-cell table:formula="of:=[.L40]-[.L61]" office:value-type="float" office:value="0" calcext:value-type="float">
            <text:p>0</text:p>
          </table:table-cell>
          <table:table-cell table:formula="of:=[.M40]-[.M61]" office:value-type="float" office:value="0" calcext:value-type="float">
            <text:p>0</text:p>
          </table:table-cell>
          <table:table-cell table:formula="of:=[.N40]-[.N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5" calcext:value-type="float">
            <text:p>-5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1913" calcext:value-type="float">
            <text:p>0,0191</text:p>
          </table:table-cell>
          <table:table-cell table:style-name="ce6" office:value-type="float" office:value="0.02025" calcext:value-type="float">
            <text:p>0,0203</text:p>
          </table:table-cell>
          <table:table-cell table:style-name="ce6" office:value-type="float" office:value="0.02139" calcext:value-type="float">
            <text:p>0,0214</text:p>
          </table:table-cell>
          <table:table-cell table:style-name="ce6" office:value-type="float" office:value="0.02289" calcext:value-type="float">
            <text:p>0,0229</text:p>
          </table:table-cell>
          <table:table-cell table:style-name="ce6" office:value-type="float" office:value="0.02477" calcext:value-type="float">
            <text:p>0,0248</text:p>
          </table:table-cell>
          <table:table-cell table:style-name="ce6" office:value-type="float" office:value="0.02677" calcext:value-type="float">
            <text:p>0,0268</text:p>
          </table:table-cell>
          <table:table-cell table:number-columns-repeated="2"/>
          <table:table-cell table:formula="of:=[.H41]-[.H62]" office:value-type="float" office:value="0" calcext:value-type="float">
            <text:p>0</text:p>
          </table:table-cell>
          <table:table-cell table:formula="of:=[.I41]-[.I62]" office:value-type="float" office:value="0" calcext:value-type="float">
            <text:p>0</text:p>
          </table:table-cell>
          <table:table-cell table:formula="of:=[.J41]-[.J62]" office:value-type="float" office:value="0" calcext:value-type="float">
            <text:p>0</text:p>
          </table:table-cell>
          <table:table-cell table:formula="of:=[.K41]-[.K62]" office:value-type="float" office:value="0" calcext:value-type="float">
            <text:p>0</text:p>
          </table:table-cell>
          <table:table-cell table:formula="of:=[.L41]-[.L62]" office:value-type="float" office:value="0" calcext:value-type="float">
            <text:p>0</text:p>
          </table:table-cell>
          <table:table-cell table:formula="of:=[.M41]-[.M62]" office:value-type="float" office:value="0" calcext:value-type="float">
            <text:p>0</text:p>
          </table:table-cell>
          <table:table-cell table:formula="of:=[.N41]-[.N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-2" calcext:value-type="float">
            <text:p>-2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16" calcext:value-type="float">
            <text:p>0,0160</text:p>
          </table:table-cell>
          <table:table-cell table:style-name="ce6" office:value-type="float" office:value="0.01702" calcext:value-type="float">
            <text:p>0,0170</text:p>
          </table:table-cell>
          <table:table-cell table:style-name="ce6" office:value-type="float" office:value="0.01805" calcext:value-type="float">
            <text:p>0,0181</text:p>
          </table:table-cell>
          <table:table-cell table:style-name="ce6" office:value-type="float" office:value="0.01935" calcext:value-type="float">
            <text:p>0,0194</text:p>
          </table:table-cell>
          <table:table-cell table:style-name="ce6" office:value-type="float" office:value="0.02093" calcext:value-type="float">
            <text:p>0,0209</text:p>
          </table:table-cell>
          <table:table-cell table:style-name="ce6" office:value-type="float" office:value="0.02255" calcext:value-type="float">
            <text:p>0,0226</text:p>
          </table:table-cell>
          <table:table-cell table:number-columns-repeated="2"/>
          <table:table-cell table:formula="of:=[.H42]-[.H63]" office:value-type="float" office:value="0" calcext:value-type="float">
            <text:p>0</text:p>
          </table:table-cell>
          <table:table-cell table:formula="of:=[.I42]-[.I63]" office:value-type="float" office:value="0" calcext:value-type="float">
            <text:p>0</text:p>
          </table:table-cell>
          <table:table-cell table:formula="of:=[.J42]-[.J63]" office:value-type="float" office:value="0" calcext:value-type="float">
            <text:p>0</text:p>
          </table:table-cell>
          <table:table-cell table:formula="of:=[.K42]-[.K63]" office:value-type="float" office:value="0" calcext:value-type="float">
            <text:p>0</text:p>
          </table:table-cell>
          <table:table-cell table:formula="of:=[.L42]-[.L63]" office:value-type="float" office:value="0" calcext:value-type="float">
            <text:p>0</text:p>
          </table:table-cell>
          <table:table-cell table:formula="of:=[.M42]-[.M63]" office:value-type="float" office:value="0" calcext:value-type="float">
            <text:p>0</text:p>
          </table:table-cell>
          <table:table-cell table:formula="of:=[.N42]-[.N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0" calcext:value-type="float">
            <text:p>0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1736" calcext:value-type="float">
            <text:p>0,0174</text:p>
          </table:table-cell>
          <table:table-cell table:style-name="ce6" office:value-type="float" office:value="0.01844" calcext:value-type="float">
            <text:p>0,0184</text:p>
          </table:table-cell>
          <table:table-cell table:style-name="ce6" office:value-type="float" office:value="0.01953" calcext:value-type="float">
            <text:p>0,0195</text:p>
          </table:table-cell>
          <table:table-cell table:style-name="ce6" office:value-type="float" office:value="0.02096" calcext:value-type="float">
            <text:p>0,0210</text:p>
          </table:table-cell>
          <table:table-cell table:style-name="ce6" office:value-type="float" office:value="0.02275" calcext:value-type="float">
            <text:p>0,0228</text:p>
          </table:table-cell>
          <table:table-cell table:style-name="ce6" office:value-type="float" office:value="0.02464" calcext:value-type="float">
            <text:p>0,0246</text:p>
          </table:table-cell>
          <table:table-cell table:number-columns-repeated="2"/>
          <table:table-cell table:formula="of:=[.H43]-[.H64]" office:value-type="float" office:value="0" calcext:value-type="float">
            <text:p>0</text:p>
          </table:table-cell>
          <table:table-cell table:formula="of:=[.I43]-[.I64]" office:value-type="float" office:value="0" calcext:value-type="float">
            <text:p>0</text:p>
          </table:table-cell>
          <table:table-cell table:formula="of:=[.J43]-[.J64]" office:value-type="float" office:value="0" calcext:value-type="float">
            <text:p>0</text:p>
          </table:table-cell>
          <table:table-cell table:formula="of:=[.K43]-[.K64]" office:value-type="float" office:value="0" calcext:value-type="float">
            <text:p>0</text:p>
          </table:table-cell>
          <table:table-cell table:formula="of:=[.L43]-[.L64]" office:value-type="float" office:value="0" calcext:value-type="float">
            <text:p>0</text:p>
          </table:table-cell>
          <table:table-cell table:formula="of:=[.M43]-[.M64]" office:value-type="float" office:value="0" calcext:value-type="float">
            <text:p>0</text:p>
          </table:table-cell>
          <table:table-cell table:formula="of:=[.N43]-[.N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1916" calcext:value-type="float">
            <text:p>0,0192</text:p>
          </table:table-cell>
          <table:table-cell table:style-name="ce6" office:value-type="float" office:value="0.0203" calcext:value-type="float">
            <text:p>0,0203</text:p>
          </table:table-cell>
          <table:table-cell table:style-name="ce6" office:value-type="float" office:value="0.02148" calcext:value-type="float">
            <text:p>0,0215</text:p>
          </table:table-cell>
          <table:table-cell table:style-name="ce6" office:value-type="float" office:value="0.02306" calcext:value-type="float">
            <text:p>0,0231</text:p>
          </table:table-cell>
          <table:table-cell table:style-name="ce6" office:value-type="float" office:value="0.02508" calcext:value-type="float">
            <text:p>0,0251</text:p>
          </table:table-cell>
          <table:table-cell table:style-name="ce6" office:value-type="float" office:value="0.02729" calcext:value-type="float">
            <text:p>0,0273</text:p>
          </table:table-cell>
          <table:table-cell table:number-columns-repeated="2"/>
          <table:table-cell table:formula="of:=[.H44]-[.H65]" office:value-type="float" office:value="0" calcext:value-type="float">
            <text:p>0</text:p>
          </table:table-cell>
          <table:table-cell table:formula="of:=[.I44]-[.I65]" office:value-type="float" office:value="0" calcext:value-type="float">
            <text:p>0</text:p>
          </table:table-cell>
          <table:table-cell table:formula="of:=[.J44]-[.J65]" office:value-type="float" office:value="0" calcext:value-type="float">
            <text:p>0</text:p>
          </table:table-cell>
          <table:table-cell table:formula="of:=[.K44]-[.K65]" office:value-type="float" office:value="0" calcext:value-type="float">
            <text:p>0</text:p>
          </table:table-cell>
          <table:table-cell table:formula="of:=[.L44]-[.L65]" office:value-type="float" office:value="0" calcext:value-type="float">
            <text:p>0</text:p>
          </table:table-cell>
          <table:table-cell table:formula="of:=[.M44]-[.M65]" office:value-type="float" office:value="0" calcext:value-type="float">
            <text:p>0</text:p>
          </table:table-cell>
          <table:table-cell table:formula="of:=[.N44]-[.N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173" calcext:value-type="float">
            <text:p>0,0217</text:p>
          </table:table-cell>
          <table:table-cell table:style-name="ce6" office:value-type="float" office:value="0.02294" calcext:value-type="float">
            <text:p>0,0229</text:p>
          </table:table-cell>
          <table:table-cell table:style-name="ce6" office:value-type="float" office:value="0.02425" calcext:value-type="float">
            <text:p>0,0243</text:p>
          </table:table-cell>
          <table:table-cell table:style-name="ce6" office:value-type="float" office:value="0.02603" calcext:value-type="float">
            <text:p>0,0260</text:p>
          </table:table-cell>
          <table:table-cell table:style-name="ce6" office:value-type="float" office:value="0.02838" calcext:value-type="float">
            <text:p>0,0284</text:p>
          </table:table-cell>
          <table:table-cell table:style-name="ce6" office:value-type="float" office:value="0.03101" calcext:value-type="float">
            <text:p>0,0310</text:p>
          </table:table-cell>
          <table:table-cell table:number-columns-repeated="2"/>
          <table:table-cell table:formula="of:=[.H45]-[.H66]" office:value-type="float" office:value="0" calcext:value-type="float">
            <text:p>0</text:p>
          </table:table-cell>
          <table:table-cell table:formula="of:=[.I45]-[.I66]" office:value-type="float" office:value="0" calcext:value-type="float">
            <text:p>0</text:p>
          </table:table-cell>
          <table:table-cell table:formula="of:=[.J45]-[.J66]" office:value-type="float" office:value="0" calcext:value-type="float">
            <text:p>0</text:p>
          </table:table-cell>
          <table:table-cell table:formula="of:=[.K45]-[.K66]" office:value-type="float" office:value="0" calcext:value-type="float">
            <text:p>0</text:p>
          </table:table-cell>
          <table:table-cell table:formula="of:=[.L45]-[.L66]" office:value-type="float" office:value="0" calcext:value-type="float">
            <text:p>0</text:p>
          </table:table-cell>
          <table:table-cell table:formula="of:=[.M45]-[.M66]" office:value-type="float" office:value="0" calcext:value-type="float">
            <text:p>0</text:p>
          </table:table-cell>
          <table:table-cell table:formula="of:=[.N45]-[.N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3432" calcext:value-type="float">
            <text:p>0,0343</text:p>
          </table:table-cell>
          <table:table-cell table:style-name="ce6" office:value-type="float" office:value="0.03593" calcext:value-type="float">
            <text:p>0,0359</text:p>
          </table:table-cell>
          <table:table-cell table:style-name="ce6" office:value-type="float" office:value="0.03781" calcext:value-type="float">
            <text:p>0,0378</text:p>
          </table:table-cell>
          <table:table-cell table:style-name="ce6" office:value-type="float" office:value="0.04057" calcext:value-type="float">
            <text:p>0,0406</text:p>
          </table:table-cell>
          <table:table-cell table:style-name="ce6" office:value-type="float" office:value="0.04451" calcext:value-type="float">
            <text:p>0,0445</text:p>
          </table:table-cell>
          <table:table-cell table:style-name="ce6" office:value-type="float" office:value="0.04919" calcext:value-type="float">
            <text:p>0,0492</text:p>
          </table:table-cell>
          <table:table-cell table:number-columns-repeated="2"/>
          <table:table-cell table:formula="of:=[.H46]-[.H67]" office:value-type="float" office:value="0" calcext:value-type="float">
            <text:p>0</text:p>
          </table:table-cell>
          <table:table-cell table:formula="of:=[.I46]-[.I67]" office:value-type="float" office:value="0" calcext:value-type="float">
            <text:p>0</text:p>
          </table:table-cell>
          <table:table-cell table:formula="of:=[.J46]-[.J67]" office:value-type="float" office:value="0" calcext:value-type="float">
            <text:p>0</text:p>
          </table:table-cell>
          <table:table-cell table:formula="of:=[.K46]-[.K67]" office:value-type="float" office:value="0" calcext:value-type="float">
            <text:p>0</text:p>
          </table:table-cell>
          <table:table-cell table:formula="of:=[.L46]-[.L67]" office:value-type="float" office:value="0" calcext:value-type="float">
            <text:p>0</text:p>
          </table:table-cell>
          <table:table-cell table:formula="of:=[.M46]-[.M67]" office:value-type="float" office:value="0" calcext:value-type="float">
            <text:p>0</text:p>
          </table:table-cell>
          <table:table-cell table:formula="of:=[.N46]-[.N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10" calcext:value-type="float">
            <text:p>1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7257" calcext:value-type="float">
            <text:p>0,0726</text:p>
          </table:table-cell>
          <table:table-cell table:style-name="ce6" office:value-type="float" office:value="0.07536" calcext:value-type="float">
            <text:p>0,0754</text:p>
          </table:table-cell>
          <table:table-cell table:style-name="ce6" office:value-type="float" office:value="0.079" calcext:value-type="float">
            <text:p>0,0790</text:p>
          </table:table-cell>
          <table:table-cell table:style-name="ce6" office:value-type="float" office:value="0.08468" calcext:value-type="float">
            <text:p>0,0847</text:p>
          </table:table-cell>
          <table:table-cell table:style-name="ce6" office:value-type="float" office:value="0.09338" calcext:value-type="float">
            <text:p>0,0934</text:p>
          </table:table-cell>
          <table:table-cell table:style-name="ce6" office:value-type="float" office:value="0.1042" calcext:value-type="float">
            <text:p>0,1042</text:p>
          </table:table-cell>
          <table:table-cell table:number-columns-repeated="2"/>
          <table:table-cell table:formula="of:=[.H47]-[.H68]" office:value-type="float" office:value="0" calcext:value-type="float">
            <text:p>0</text:p>
          </table:table-cell>
          <table:table-cell table:formula="of:=[.I47]-[.I68]" office:value-type="float" office:value="0" calcext:value-type="float">
            <text:p>0</text:p>
          </table:table-cell>
          <table:table-cell table:formula="of:=[.J47]-[.J68]" office:value-type="float" office:value="0" calcext:value-type="float">
            <text:p>0</text:p>
          </table:table-cell>
          <table:table-cell table:formula="of:=[.K47]-[.K68]" office:value-type="float" office:value="0" calcext:value-type="float">
            <text:p>0</text:p>
          </table:table-cell>
          <table:table-cell table:formula="of:=[.L47]-[.L68]" office:value-type="float" office:value="0" calcext:value-type="float">
            <text:p>0</text:p>
          </table:table-cell>
          <table:table-cell table:formula="of:=[.M47]-[.M68]" office:value-type="float" office:value="0" calcext:value-type="float">
            <text:p>0</text:p>
          </table:table-cell>
          <table:table-cell table:formula="of:=[.N47]-[.N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15" calcext:value-type="float">
            <text:p>15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207" calcext:value-type="float">
            <text:p>0,1207</text:p>
          </table:table-cell>
          <table:table-cell table:style-name="ce6" office:value-type="float" office:value="0.1249" calcext:value-type="float">
            <text:p>0,1249</text:p>
          </table:table-cell>
          <table:table-cell table:style-name="ce6" office:value-type="float" office:value="0.1307" calcext:value-type="float">
            <text:p>0,1307</text:p>
          </table:table-cell>
          <table:table-cell table:style-name="ce6" office:value-type="float" office:value="0.1399" calcext:value-type="float">
            <text:p>0,1399</text:p>
          </table:table-cell>
          <table:table-cell table:style-name="ce6" office:value-type="float" office:value="0.1544" calcext:value-type="float">
            <text:p>0,1544</text:p>
          </table:table-cell>
          <table:table-cell table:style-name="ce6" office:value-type="float" office:value="0.1727" calcext:value-type="float">
            <text:p>0,1727</text:p>
          </table:table-cell>
          <table:table-cell table:number-columns-repeated="2"/>
          <table:table-cell table:formula="of:=[.H48]-[.H69]" office:value-type="float" office:value="0" calcext:value-type="float">
            <text:p>0</text:p>
          </table:table-cell>
          <table:table-cell table:formula="of:=[.I48]-[.I69]" office:value-type="float" office:value="0" calcext:value-type="float">
            <text:p>0</text:p>
          </table:table-cell>
          <table:table-cell table:formula="of:=[.J48]-[.J69]" office:value-type="float" office:value="0" calcext:value-type="float">
            <text:p>0</text:p>
          </table:table-cell>
          <table:table-cell table:formula="of:=[.K48]-[.K69]" office:value-type="float" office:value="0" calcext:value-type="float">
            <text:p>0</text:p>
          </table:table-cell>
          <table:table-cell table:formula="of:=[.L48]-[.L69]" office:value-type="float" office:value="0" calcext:value-type="float">
            <text:p>0</text:p>
          </table:table-cell>
          <table:table-cell table:formula="of:=[.M48]-[.M69]" office:value-type="float" office:value="0" calcext:value-type="float">
            <text:p>0</text:p>
          </table:table-cell>
          <table:table-cell table:formula="of:=[.N48]-[.N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30" calcext:value-type="float">
            <text:p>3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329" calcext:value-type="float">
            <text:p>0,1329</text:p>
          </table:table-cell>
          <table:table-cell table:style-name="ce6" office:value-type="float" office:value="0.1368" calcext:value-type="float">
            <text:p>0,1368</text:p>
          </table:table-cell>
          <table:table-cell table:style-name="ce6" office:value-type="float" office:value="0.142" calcext:value-type="float">
            <text:p>0,1420</text:p>
          </table:table-cell>
          <table:table-cell table:style-name="ce6" office:value-type="float" office:value="0.15" calcext:value-type="float">
            <text:p>0,1500</text:p>
          </table:table-cell>
          <table:table-cell table:style-name="ce6" office:value-type="float" office:value="0.1624" calcext:value-type="float">
            <text:p>0,1624</text:p>
          </table:table-cell>
          <table:table-cell table:style-name="ce6" office:value-type="float" office:value="0.1777" calcext:value-type="float">
            <text:p>0,1777</text:p>
          </table:table-cell>
          <table:table-cell table:number-columns-repeated="2"/>
          <table:table-cell table:formula="of:=[.H49]-[.H70]" office:value-type="float" office:value="0" calcext:value-type="float">
            <text:p>0</text:p>
          </table:table-cell>
          <table:table-cell table:formula="of:=[.I49]-[.I70]" office:value-type="float" office:value="0" calcext:value-type="float">
            <text:p>0</text:p>
          </table:table-cell>
          <table:table-cell table:formula="of:=[.J49]-[.J70]" office:value-type="float" office:value="0" calcext:value-type="float">
            <text:p>0</text:p>
          </table:table-cell>
          <table:table-cell table:formula="of:=[.K49]-[.K70]" office:value-type="float" office:value="0" calcext:value-type="float">
            <text:p>0</text:p>
          </table:table-cell>
          <table:table-cell table:formula="of:=[.L49]-[.L70]" office:value-type="float" office:value="0" calcext:value-type="float">
            <text:p>0</text:p>
          </table:table-cell>
          <table:table-cell table:formula="of:=[.M49]-[.M70]" office:value-type="float" office:value="0" calcext:value-type="float">
            <text:p>0</text:p>
          </table:table-cell>
          <table:table-cell table:formula="of:=[.N49]-[.N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45" calcext:value-type="float">
            <text:p>45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08558" calcext:value-type="float">
            <text:p>0,0856</text:p>
          </table:table-cell>
          <table:table-cell table:style-name="ce6" office:value-type="float" office:value="0.08782" calcext:value-type="float">
            <text:p>0,0878</text:p>
          </table:table-cell>
          <table:table-cell table:style-name="ce6" office:value-type="float" office:value="0.09057" calcext:value-type="float">
            <text:p>0,0906</text:p>
          </table:table-cell>
          <table:table-cell table:style-name="ce6" office:value-type="float" office:value="0.09464" calcext:value-type="float">
            <text:p>0,0946</text:p>
          </table:table-cell>
          <table:table-cell table:style-name="ce6" office:value-type="float" office:value="0.1006" calcext:value-type="float">
            <text:p>0,1006</text:p>
          </table:table-cell>
          <table:table-cell table:style-name="ce6" office:value-type="float" office:value="0.1076" calcext:value-type="float">
            <text:p>0,1076</text:p>
          </table:table-cell>
          <table:table-cell table:number-columns-repeated="2"/>
          <table:table-cell table:formula="of:=[.H50]-[.H71]" office:value-type="float" office:value="0" calcext:value-type="float">
            <text:p>0</text:p>
          </table:table-cell>
          <table:table-cell table:formula="of:=[.I50]-[.I71]" office:value-type="float" office:value="0" calcext:value-type="float">
            <text:p>0</text:p>
          </table:table-cell>
          <table:table-cell table:formula="of:=[.J50]-[.J71]" office:value-type="float" office:value="0" calcext:value-type="float">
            <text:p>0</text:p>
          </table:table-cell>
          <table:table-cell table:formula="of:=[.K50]-[.K71]" office:value-type="float" office:value="0" calcext:value-type="float">
            <text:p>0</text:p>
          </table:table-cell>
          <table:table-cell table:formula="of:=[.L50]-[.L71]" office:value-type="float" office:value="0" calcext:value-type="float">
            <text:p>0</text:p>
          </table:table-cell>
          <table:table-cell table:formula="of:=[.M50]-[.M71]" office:value-type="float" office:value="0" calcext:value-type="float">
            <text:p>0</text:p>
          </table:table-cell>
          <table:table-cell table:formula="of:=[.N50]-[.N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60" calcext:value-type="float">
            <text:p>60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09545" calcext:value-type="float">
            <text:p>0,0955</text:p>
          </table:table-cell>
          <table:table-cell table:style-name="ce6" office:value-type="float" office:value="0.09737" calcext:value-type="float">
            <text:p>0,0974</text:p>
          </table:table-cell>
          <table:table-cell table:style-name="ce6" office:value-type="float" office:value="0.09966" calcext:value-type="float">
            <text:p>0,0997</text:p>
          </table:table-cell>
          <table:table-cell table:style-name="ce6" office:value-type="float" office:value="0.103" calcext:value-type="float">
            <text:p>0,1030</text:p>
          </table:table-cell>
          <table:table-cell table:style-name="ce6" office:value-type="float" office:value="0.1078" calcext:value-type="float">
            <text:p>0,1078</text:p>
          </table:table-cell>
          <table:table-cell table:style-name="ce6" office:value-type="float" office:value="0.1134" calcext:value-type="float">
            <text:p>0,1134</text:p>
          </table:table-cell>
          <table:table-cell table:number-columns-repeated="2"/>
          <table:table-cell table:formula="of:=[.H51]-[.H72]" office:value-type="float" office:value="0" calcext:value-type="float">
            <text:p>0</text:p>
          </table:table-cell>
          <table:table-cell table:formula="of:=[.I51]-[.I72]" office:value-type="float" office:value="0" calcext:value-type="float">
            <text:p>0</text:p>
          </table:table-cell>
          <table:table-cell table:formula="of:=[.J51]-[.J72]" office:value-type="float" office:value="0" calcext:value-type="float">
            <text:p>0</text:p>
          </table:table-cell>
          <table:table-cell table:formula="of:=[.K51]-[.K72]" office:value-type="float" office:value="0" calcext:value-type="float">
            <text:p>0</text:p>
          </table:table-cell>
          <table:table-cell table:formula="of:=[.L51]-[.L72]" office:value-type="float" office:value="0" calcext:value-type="float">
            <text:p>0</text:p>
          </table:table-cell>
          <table:table-cell table:formula="of:=[.M51]-[.M72]" office:value-type="float" office:value="0" calcext:value-type="float">
            <text:p>0</text:p>
          </table:table-cell>
          <table:table-cell table:formula="of:=[.N51]-[.N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7" office:value-type="float" office:value="75" calcext:value-type="float">
            <text:p>75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031" calcext:value-type="float">
            <text:p>0,1031</text:p>
          </table:table-cell>
          <table:table-cell table:style-name="ce6" office:value-type="float" office:value="0.1045" calcext:value-type="float">
            <text:p>0,1045</text:p>
          </table:table-cell>
          <table:table-cell table:style-name="ce6" office:value-type="float" office:value="0.106" calcext:value-type="float">
            <text:p>0,1060</text:p>
          </table:table-cell>
          <table:table-cell table:style-name="ce6" office:value-type="float" office:value="0.108" calcext:value-type="float">
            <text:p>0,1080</text:p>
          </table:table-cell>
          <table:table-cell table:style-name="ce6" office:value-type="float" office:value="0.1107" calcext:value-type="float">
            <text:p>0,1107</text:p>
          </table:table-cell>
          <table:table-cell table:style-name="ce6" office:value-type="float" office:value="0.1138" calcext:value-type="float">
            <text:p>0,1138</text:p>
          </table:table-cell>
          <table:table-cell table:number-columns-repeated="2"/>
          <table:table-cell table:formula="of:=[.H52]-[.H73]" office:value-type="float" office:value="0" calcext:value-type="float">
            <text:p>0</text:p>
          </table:table-cell>
          <table:table-cell table:formula="of:=[.I52]-[.I73]" office:value-type="float" office:value="0" calcext:value-type="float">
            <text:p>0</text:p>
          </table:table-cell>
          <table:table-cell table:formula="of:=[.J52]-[.J73]" office:value-type="float" office:value="0" calcext:value-type="float">
            <text:p>0</text:p>
          </table:table-cell>
          <table:table-cell table:formula="of:=[.K52]-[.K73]" office:value-type="float" office:value="0" calcext:value-type="float">
            <text:p>0</text:p>
          </table:table-cell>
          <table:table-cell table:formula="of:=[.L52]-[.L73]" office:value-type="float" office:value="0" calcext:value-type="float">
            <text:p>0</text:p>
          </table:table-cell>
          <table:table-cell table:formula="of:=[.M52]-[.M73]" office:value-type="float" office:value="0" calcext:value-type="float">
            <text:p>0</text:p>
          </table:table-cell>
          <table:table-cell table:formula="of:=[.N52]-[.N73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style-name="ce6" table:number-columns-repeated="7"/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6"/>
          <table:table-cell table:style-name="Default" office:value-type="string" calcext:value-type="string">
            <text:p>Lift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formula="of:=11755-6834" office:value-type="float" office:value="4921" calcext:value-type="float">
            <text:p>492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formula="of:=(181+212)/2" office:value-type="float" office:value="196.5" calcext:value-type="float">
            <text:p>196,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 office:value-type="float" office:value="-0.4065" calcext:value-type="float">
            <text:p>-0,406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office:value-type="float" office:value="-1.023" calcext:value-type="float">
            <text:p>-1,023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office:value-type="float" office:value="-1.546" calcext:value-type="float">
            <text:p>-1,546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office:value-type="float" office:value="-1.519" calcext:value-type="float">
            <text:p>-1,519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15" calcext:value-type="float">
            <text:p>-15</text:p>
          </table:table-cell>
          <table:table-cell office:value-type="float" office:value="-0.9745" calcext:value-type="float">
            <text:p>-0,9745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office:value-type="float" office:value="-0.5913" calcext:value-type="float">
            <text:p>-0,5913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0.2172" calcext:value-type="float">
            <text:p>-0,2172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-0.006956" calcext:value-type="float">
            <text:p>-0,007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339" calcext:value-type="float">
            <text:p>0,1339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061" calcext:value-type="float">
            <text:p>0,2061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2796" calcext:value-type="float">
            <text:p>0,2796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5065" calcext:value-type="float">
            <text:p>0,5065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8959" calcext:value-type="float">
            <text:p>0,8959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.223" calcext:value-type="float">
            <text:p>1,223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192" calcext:value-type="float">
            <text:p>1,1920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7822" calcext:value-type="float">
            <text:p>0,7822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0.7016" calcext:value-type="float">
            <text:p>0,7016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0.4886" calcext:value-type="float">
            <text:p>0,4886</text:p>
          </table:table-cell>
          <table:table-cell/>
          <table:table-cell table:style-name="ce8" table:number-columns-repeated="5"/>
          <table:table-cell table:number-columns-repeated="9"/>
        </table:table-row>
        <table:table-row table:style-name="ro1" table:number-rows-repeated="6">
          <table:table-cell table:number-columns-repeated="6"/>
          <table:table-cell table:style-name="Default" table:number-columns-repeated="2"/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table:style-name="Default" office:value-type="string" calcext:value-type="string">
            <text:p>Roll</text:p>
          </table:table-cell>
          <table:table-cell table:style-name="Default"/>
          <table:table-cell table:style-name="ce8" table:number-columns-repeated="6"/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75" calcext:value-type="float">
            <text:p>-75</text:p>
          </table:table-cell>
          <table:table-cell table:style-name="ce8" office:value-type="float" office:value="-0.003067" calcext:value-type="float">
            <text:p>-0,00307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table:style-name="ce8" office:value-type="float" office:value="-0.0004038" calcext:value-type="float">
            <text:p>-0,00040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table:style-name="ce8" office:value-type="float" office:value="0.002049" calcext:value-type="float">
            <text:p>0,00205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table:style-name="ce8" office:value-type="float" office:value="0.002754" calcext:value-type="float">
            <text:p>0,00275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15" calcext:value-type="float">
            <text:p>-15</text:p>
          </table:table-cell>
          <table:table-cell table:style-name="ce8" office:value-type="float" office:value="0.001799" calcext:value-type="float">
            <text:p>0,00180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table:style-name="ce8" office:value-type="float" office:value="0.0005951" calcext:value-type="float">
            <text:p>0,00060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table:style-name="ce8" office:value-type="float" office:value="-0.0005779" calcext:value-type="float">
            <text:p>-0,00058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table:style-name="ce8" office:value-type="float" office:value="-0.001213" calcext:value-type="float">
            <text:p>-0,00121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style-name="ce8" office:value-type="float" office:value="-0.001638" calcext:value-type="float">
            <text:p>-0,00164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8" office:value-type="float" office:value="-0.001859" calcext:value-type="float">
            <text:p>-0,00186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8" office:value-type="float" office:value="-0.002086" calcext:value-type="float">
            <text:p>-0,00209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8" office:value-type="float" office:value="-0.002796" calcext:value-type="float">
            <text:p>-0,00280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8" office:value-type="float" office:value="-0.004032" calcext:value-type="float">
            <text:p>-0,00403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8" office:value-type="float" office:value="-0.004962" calcext:value-type="float">
            <text:p>-0,00496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style-name="ce8" office:value-type="float" office:value="-0.002958" calcext:value-type="float">
            <text:p>-0,00296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style-name="ce8" office:value-type="float" office:value="-0.00003864" calcext:value-type="float">
            <text:p>-0,00004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style-name="ce8" office:value-type="float" office:value="0.001326" calcext:value-type="float">
            <text:p>0,00133</text:p>
          </table:table-cell>
          <table:table-cell table:style-name="ce8" table:number-columns-repeated="6"/>
          <table:table-cell table:number-columns-repeated="9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style-name="ce8" office:value-type="float" office:value="0.00293" calcext:value-type="float">
            <text:p>0,00293</text:p>
          </table:table-cell>
          <table:table-cell table:number-columns-repeated="15"/>
        </table:table-row>
        <table:table-row table:style-name="ro1" table:number-rows-repeated="5">
          <table:table-cell table:number-columns-repeated="6"/>
          <table:table-cell table:style-name="Default"/>
          <table:table-cell table:style-name="ce8"/>
          <table:table-cell table:number-columns-repeated="15"/>
        </table:table-row>
        <table:table-row table:style-name="ro1">
          <table:table-cell table:number-columns-repeated="6"/>
          <table:table-cell table:style-name="Default" office:value-type="string" calcext:value-type="string">
            <text:p>Pitch</text:p>
          </table:table-cell>
          <table:table-cell table:style-name="ce8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Default"/>
          <table:table-cell table:style-name="ce8"/>
          <table:table-cell table:number-columns-repeated="15"/>
        </table:table-row>
        <table:table-row table:style-name="ro1">
          <table:table-cell table:number-columns-repeated="6"/>
          <table:table-cell office:value-type="float" office:value="-75" calcext:value-type="float">
            <text:p>-75</text:p>
          </table:table-cell>
          <table:table-cell office:value-type="float" office:value="61.4" calcext:value-type="float">
            <text:p>61,400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60" calcext:value-type="float">
            <text:p>-60</text:p>
          </table:table-cell>
          <table:table-cell office:value-type="float" office:value="14.35" calcext:value-type="float">
            <text:p>14,350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45" calcext:value-type="float">
            <text:p>-45</text:p>
          </table:table-cell>
          <table:table-cell office:value-type="float" office:value="2.539" calcext:value-type="float">
            <text:p>2,539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30" calcext:value-type="float">
            <text:p>-30</text:p>
          </table:table-cell>
          <table:table-cell office:value-type="float" office:value="0.7758" calcext:value-type="float">
            <text:p>0,775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15" calcext:value-type="float">
            <text:p>-15</text:p>
          </table:table-cell>
          <table:table-cell office:value-type="float" office:value="0.6111" calcext:value-type="float">
            <text:p>0,611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10" calcext:value-type="float">
            <text:p>-10</text:p>
          </table:table-cell>
          <table:table-cell office:value-type="float" office:value="0.3857" calcext:value-type="float">
            <text:p>0,385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0.1535" calcext:value-type="float">
            <text:p>0,153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0.02337" calcext:value-type="float">
            <text:p>0,0234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-0.05969" calcext:value-type="float">
            <text:p>-0,059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-0.1008" calcext:value-type="float">
            <text:p>-0,100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-0.1415" calcext:value-type="float">
            <text:p>-0,141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-0.2641" calcext:value-type="float">
            <text:p>-0,264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-0.484" calcext:value-type="float">
            <text:p>-0,4840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-0.6876" calcext:value-type="float">
            <text:p>-0,68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-0.9503" calcext:value-type="float">
            <text:p>-0,950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-0.5495" calcext:value-type="float">
            <text:p>-0,549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-0.4428" calcext:value-type="float">
            <text:p>-0,442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-0.1576" calcext:value-type="float">
            <text:p>-0,1576</text:p>
          </table:table-cell>
          <table:table-cell table:number-columns-repeated="15"/>
        </table:table-row>
      </table:table>
      <table:table table:name="Elevato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ax deg</text:p>
          </table:table-cell>
          <table:table-cell office:value-type="float" office:value="17" calcext:value-type="float">
            <text:p>17</text:p>
          </table:table-cell>
          <table:table-cell table:formula="of:=[.B3]/180*3.1428" office:value-type="float" office:value="0.29682" calcext:value-type="float">
            <text:p>0,29682</text:p>
          </table:table-cell>
        </table:table-row>
        <table:table-row table:style-name="ro1">
          <table:table-cell office:value-type="string" calcext:value-type="string">
            <text:p>Min deg</text:p>
          </table:table-cell>
          <table:table-cell office:value-type="float" office:value="-12" calcext:value-type="float">
            <text:p>-12</text:p>
          </table:table-cell>
          <table:table-cell table:formula="of:=[.B4]/180*3.1428" office:value-type="float" office:value="-0.20952" calcext:value-type="float">
            <text:p>-0,20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23:05:36.3821186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21:48:50.369524067</meta:creation-date>
    <dc:date>2015-09-12T23:46:27.039243330</dc:date>
    <meta:editing-duration>P1DT20H39M23S</meta:editing-duration>
    <meta:editing-cycles>29</meta:editing-cycles>
    <meta:generator>LibreOffice/5.0.1.2$Linux_X86_64 LibreOffice_project/00m0$Build-2</meta:generator>
    <meta:document-statistic meta:table-count="3" meta:cell-count="12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.002cm" xlink:href=".." xlink:type="simple" chart:class="chart:scatter" chart:column-mapping="0 1 2 3 4 5 6" chart:style-name="ch1">
        <chart:legend chart:legend-position="end" svg:x="13.654cm" svg:y="2.641cm" style:legend-expansion="high" chart:style-name="ch2"/>
        <chart:plot-area chart:style-name="ch3" table:cell-range-address="Foglio1.G13:Foglio1.N31" chart:data-source-has-labels="both" svg:x="0.32cm" svg:y="0.18cm" svg:width="13.014cm" svg:height="8.642cm">
          <chartooo:coordinate-region svg:x="0.655cm" svg:y="0.39cm" svg:width="12.4cm" svg:height="7.766cm"/>
          <chart:axis chart:dimension="x" chart:name="primary-x" chart:style-name="ch4" chartooo:axis-type="auto">
            <chart:categories table:cell-range-address="Foglio1.G14:Foglio1.G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H14:Foglio1.H31" chart:label-cell-address="Foglio1.H13:Foglio1.H13" chart:class="chart:scatter">
            <chart:domain table:cell-range-address="Foglio1.G14:Foglio1.G31"/>
            <chart:data-point chart:repeated="18"/>
          </chart:series>
          <chart:series chart:style-name="ch8" chart:values-cell-range-address="Foglio1.I14:Foglio1.I31" chart:label-cell-address="Foglio1.I13:Foglio1.I13" chart:class="chart:scatter">
            <chart:data-point chart:repeated="18"/>
          </chart:series>
          <chart:series chart:style-name="ch9" chart:values-cell-range-address="Foglio1.J14:Foglio1.J31" chart:label-cell-address="Foglio1.J13:Foglio1.J13" chart:class="chart:scatter">
            <chart:data-point chart:repeated="18"/>
          </chart:series>
          <chart:series chart:style-name="ch10" chart:values-cell-range-address="Foglio1.K14:Foglio1.K31" chart:label-cell-address="Foglio1.K13:Foglio1.K13" chart:class="chart:scatter">
            <chart:data-point chart:repeated="18"/>
          </chart:series>
          <chart:series chart:style-name="ch11" chart:values-cell-range-address="Foglio1.L14:Foglio1.L31" chart:label-cell-address="Foglio1.L13:Foglio1.L13" chart:class="chart:scatter">
            <chart:data-point chart:repeated="18"/>
          </chart:series>
          <chart:series chart:style-name="ch12" chart:values-cell-range-address="Foglio1.M14:Foglio1.M31" chart:label-cell-address="Foglio1.M13:Foglio1.M13" chart:class="chart:scatter">
            <chart:data-point chart:repeated="18"/>
          </chart:series>
          <chart:series chart:style-name="ch13" chart:values-cell-range-address="Foglio1.N14:Foglio1.N31" chart:label-cell-address="Foglio1.N13:Foglio1.N13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0</text:p>
                <draw:g>
                  <svg:desc>Foglio1.H13:Foglio1.H13</svg:desc>
                </draw:g>
              </table:table-cell>
              <table:table-cell office:value-type="string">
                <text:p>10.000</text:p>
                <draw:g>
                  <svg:desc>Foglio1.I13:Foglio1.I13</svg:desc>
                </draw:g>
              </table:table-cell>
              <table:table-cell office:value-type="string">
                <text:p>20.000</text:p>
                <draw:g>
                  <svg:desc>Foglio1.J13:Foglio1.J13</svg:desc>
                </draw:g>
              </table:table-cell>
              <table:table-cell office:value-type="string">
                <text:p>30.000</text:p>
                <draw:g>
                  <svg:desc>Foglio1.K13:Foglio1.K13</svg:desc>
                </draw:g>
              </table:table-cell>
              <table:table-cell office:value-type="string">
                <text:p>40.000</text:p>
                <draw:g>
                  <svg:desc>Foglio1.L13:Foglio1.L13</svg:desc>
                </draw:g>
              </table:table-cell>
              <table:table-cell office:value-type="string">
                <text:p>50.000</text:p>
                <draw:g>
                  <svg:desc>Foglio1.M13:Foglio1.M13</svg:desc>
                </draw:g>
              </table:table-cell>
              <table:table-cell office:value-type="string">
                <text:p>60.000</text:p>
                <draw:g>
                  <svg:desc>Foglio1.N13:Foglio1.N13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80</text:p>
                <draw:g>
                  <svg:desc>Foglio1.G14:Foglio1.G31</svg:desc>
                </draw:g>
              </table:table-cell>
              <table:table-cell office:value-type="float" office:value="-75">
                <text:p>-75</text:p>
                <draw:g>
                  <svg:desc>Foglio1.G14:Foglio1.G31</svg:desc>
                </draw:g>
              </table:table-cell>
              <table:table-cell office:value-type="float" office:value="0.1111">
                <text:p>0.1111</text:p>
                <draw:g>
                  <svg:desc>Foglio1.H14:Foglio1.H31</svg:desc>
                </draw:g>
              </table:table-cell>
              <table:table-cell office:value-type="float" office:value="0.1015">
                <text:p>0.1015</text:p>
                <draw:g>
                  <svg:desc>Foglio1.I14:Foglio1.I31</svg:desc>
                </draw:g>
              </table:table-cell>
              <table:table-cell office:value-type="float" office:value="0.1028">
                <text:p>0.1028</text:p>
                <draw:g>
                  <svg:desc>Foglio1.J14:Foglio1.J31</svg:desc>
                </draw:g>
              </table:table-cell>
              <table:table-cell office:value-type="float" office:value="0.1041">
                <text:p>0.1041</text:p>
                <draw:g>
                  <svg:desc>Foglio1.K14:Foglio1.K31</svg:desc>
                </draw:g>
              </table:table-cell>
              <table:table-cell office:value-type="float" office:value="0.106">
                <text:p>0.106</text:p>
                <draw:g>
                  <svg:desc>Foglio1.L14:Foglio1.L31</svg:desc>
                </draw:g>
              </table:table-cell>
              <table:table-cell office:value-type="float" office:value="0.1085">
                <text:p>0.1085</text:p>
                <draw:g>
                  <svg:desc>Foglio1.M14:Foglio1.M31</svg:desc>
                </draw:g>
              </table:table-cell>
              <table:table-cell office:value-type="float" office:value="0.1113">
                <text:p>0.1113</text:p>
                <draw:g>
                  <svg:desc>Foglio1.N14:Foglio1.N31</svg:desc>
                </draw:g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1393">
                <text:p>0.1393</text:p>
              </table:table-cell>
              <table:table-cell office:value-type="float" office:value="0.128">
                <text:p>0.128</text:p>
              </table:table-cell>
              <table:table-cell office:value-type="float" office:value="0.1309">
                <text:p>0.1309</text:p>
              </table:table-cell>
              <table:table-cell office:value-type="float" office:value="0.1347">
                <text:p>0.1347</text:p>
              </table:table-cell>
              <table:table-cell office:value-type="float" office:value="0.1406">
                <text:p>0.1406</text:p>
              </table:table-cell>
              <table:table-cell office:value-type="float" office:value="0.1498">
                <text:p>0.1498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019">
                <text:p>0.2019</text:p>
              </table:table-cell>
              <table:table-cell office:value-type="float" office:value="0.1863">
                <text:p>0.1863</text:p>
              </table:table-cell>
              <table:table-cell office:value-type="float" office:value="0.192">
                <text:p>0.192</text:p>
              </table:table-cell>
              <table:table-cell office:value-type="float" office:value="0.1998">
                <text:p>0.1998</text:p>
              </table:table-cell>
              <table:table-cell office:value-type="float" office:value="0.2124">
                <text:p>0.2124</text:p>
              </table:table-cell>
              <table:table-cell office:value-type="float" office:value="0.2321">
                <text:p>0.2321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1941">
                <text:p>0.1941</text:p>
              </table:table-cell>
              <table:table-cell office:value-type="float" office:value="0.1792">
                <text:p>0.1792</text:p>
              </table:table-cell>
              <table:table-cell office:value-type="float" office:value="0.1849">
                <text:p>0.1849</text:p>
              </table:table-cell>
              <table:table-cell office:value-type="float" office:value="0.1927">
                <text:p>0.1927</text:p>
              </table:table-cell>
              <table:table-cell office:value-type="float" office:value="0.2051">
                <text:p>0.2051</text:p>
              </table:table-cell>
              <table:table-cell office:value-type="float" office:value="0.2245">
                <text:p>0.2245</text:p>
              </table:table-cell>
              <table:table-cell office:value-type="float" office:value="0.2488">
                <text:p>0.248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0868">
                <text:p>0.0868</text:p>
              </table:table-cell>
              <table:table-cell office:value-type="float" office:value="0.08083">
                <text:p>0.08083</text:p>
              </table:table-cell>
              <table:table-cell office:value-type="float" office:value="0.08377">
                <text:p>0.08377</text:p>
              </table:table-cell>
              <table:table-cell office:value-type="float" office:value="0.08758">
                <text:p>0.08758</text:p>
              </table:table-cell>
              <table:table-cell office:value-type="float" office:value="0.0935">
                <text:p>0.0935</text:p>
              </table:table-cell>
              <table:table-cell office:value-type="float" office:value="0.1025">
                <text:p>0.1025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04166">
                <text:p>0.04166</text:p>
              </table:table-cell>
              <table:table-cell office:value-type="float" office:value="0.03939">
                <text:p>0.03939</text:p>
              </table:table-cell>
              <table:table-cell office:value-type="float" office:value="0.04109">
                <text:p>0.04109</text:p>
              </table:table-cell>
              <table:table-cell office:value-type="float" office:value="0.04309">
                <text:p>0.04309</text:p>
              </table:table-cell>
              <table:table-cell office:value-type="float" office:value="0.04601">
                <text:p>0.04601</text:p>
              </table:table-cell>
              <table:table-cell office:value-type="float" office:value="0.05018">
                <text:p>0.05018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01959">
                <text:p>0.01959</text:p>
              </table:table-cell>
              <table:table-cell office:value-type="float" office:value="0.01913">
                <text:p>0.01913</text:p>
              </table:table-cell>
              <table:table-cell office:value-type="float" office:value="0.02025">
                <text:p>0.02025</text:p>
              </table:table-cell>
              <table:table-cell office:value-type="float" office:value="0.02139">
                <text:p>0.02139</text:p>
              </table:table-cell>
              <table:table-cell office:value-type="float" office:value="0.02289">
                <text:p>0.02289</text:p>
              </table:table-cell>
              <table:table-cell office:value-type="float" office:value="0.02477">
                <text:p>0.024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01616">
                <text:p>0.01616</text:p>
              </table:table-cell>
              <table:table-cell office:value-type="float" office:value="0.016">
                <text:p>0.016</text:p>
              </table:table-cell>
              <table:table-cell office:value-type="float" office:value="0.01702">
                <text:p>0.01702</text:p>
              </table:table-cell>
              <table:table-cell office:value-type="float" office:value="0.01805">
                <text:p>0.01805</text:p>
              </table:table-cell>
              <table:table-cell office:value-type="float" office:value="0.01935">
                <text:p>0.01935</text:p>
              </table:table-cell>
              <table:table-cell office:value-type="float" office:value="0.02093">
                <text:p>0.02093</text:p>
              </table:table-cell>
              <table:table-cell office:value-type="float" office:value="0.02255">
                <text:p>0.022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1764">
                <text:p>0.01764</text:p>
              </table:table-cell>
              <table:table-cell office:value-type="float" office:value="0.01736">
                <text:p>0.01736</text:p>
              </table:table-cell>
              <table:table-cell office:value-type="float" office:value="0.01844">
                <text:p>0.01844</text:p>
              </table:table-cell>
              <table:table-cell office:value-type="float" office:value="0.01953">
                <text:p>0.01953</text:p>
              </table:table-cell>
              <table:table-cell office:value-type="float" office:value="0.02096">
                <text:p>0.02096</text:p>
              </table:table-cell>
              <table:table-cell office:value-type="float" office:value="0.02275">
                <text:p>0.02275</text:p>
              </table:table-cell>
              <table:table-cell office:value-type="float" office:value="0.02464">
                <text:p>0.024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1961">
                <text:p>0.01961</text:p>
              </table:table-cell>
              <table:table-cell office:value-type="float" office:value="0.01916">
                <text:p>0.01916</text:p>
              </table:table-cell>
              <table:table-cell office:value-type="float" office:value="0.0203">
                <text:p>0.0203</text:p>
              </table:table-cell>
              <table:table-cell office:value-type="float" office:value="0.02148">
                <text:p>0.02148</text:p>
              </table:table-cell>
              <table:table-cell office:value-type="float" office:value="0.02306">
                <text:p>0.02306</text:p>
              </table:table-cell>
              <table:table-cell office:value-type="float" office:value="0.02508">
                <text:p>0.02508</text:p>
              </table:table-cell>
              <table:table-cell office:value-type="float" office:value="0.02729">
                <text:p>0.027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2239">
                <text:p>0.02239</text:p>
              </table:table-cell>
              <table:table-cell office:value-type="float" office:value="0.02173">
                <text:p>0.02173</text:p>
              </table:table-cell>
              <table:table-cell office:value-type="float" office:value="0.02294">
                <text:p>0.02294</text:p>
              </table:table-cell>
              <table:table-cell office:value-type="float" office:value="0.02425">
                <text:p>0.02425</text:p>
              </table:table-cell>
              <table:table-cell office:value-type="float" office:value="0.02603">
                <text:p>0.02603</text:p>
              </table:table-cell>
              <table:table-cell office:value-type="float" office:value="0.02838">
                <text:p>0.02838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361">
                <text:p>0.0361</text:p>
              </table:table-cell>
              <table:table-cell office:value-type="float" office:value="0.03432">
                <text:p>0.03432</text:p>
              </table:table-cell>
              <table:table-cell office:value-type="float" office:value="0.03593">
                <text:p>0.03593</text:p>
              </table:table-cell>
              <table:table-cell office:value-type="float" office:value="0.03781">
                <text:p>0.03781</text:p>
              </table:table-cell>
              <table:table-cell office:value-type="float" office:value="0.04057">
                <text:p>0.04057</text:p>
              </table:table-cell>
              <table:table-cell office:value-type="float" office:value="0.04451">
                <text:p>0.04451</text:p>
              </table:table-cell>
              <table:table-cell office:value-type="float" office:value="0.04919">
                <text:p>0.049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773">
                <text:p>0.07773</text:p>
              </table:table-cell>
              <table:table-cell office:value-type="float" office:value="0.07257">
                <text:p>0.07257</text:p>
              </table:table-cell>
              <table:table-cell office:value-type="float" office:value="0.07536">
                <text:p>0.07536</text:p>
              </table:table-cell>
              <table:table-cell office:value-type="float" office:value="0.079">
                <text:p>0.079</text:p>
              </table:table-cell>
              <table:table-cell office:value-type="float" office:value="0.08468">
                <text:p>0.08468</text:p>
              </table:table-cell>
              <table:table-cell office:value-type="float" office:value="0.09338">
                <text:p>0.09338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1301">
                <text:p>0.1301</text:p>
              </table:table-cell>
              <table:table-cell office:value-type="float" office:value="0.1207">
                <text:p>0.1207</text:p>
              </table:table-cell>
              <table:table-cell office:value-type="float" office:value="0.1249">
                <text:p>0.1249</text:p>
              </table:table-cell>
              <table:table-cell office:value-type="float" office:value="0.1307">
                <text:p>0.1307</text:p>
              </table:table-cell>
              <table:table-cell office:value-type="float" office:value="0.1399">
                <text:p>0.1399</text:p>
              </table:table-cell>
              <table:table-cell office:value-type="float" office:value="0.1544">
                <text:p>0.1544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439">
                <text:p>0.1439</text:p>
              </table:table-cell>
              <table:table-cell office:value-type="float" office:value="0.1329">
                <text:p>0.1329</text:p>
              </table:table-cell>
              <table:table-cell office:value-type="float" office:value="0.1368">
                <text:p>0.1368</text:p>
              </table:table-cell>
              <table:table-cell office:value-type="float" office:value="0.142">
                <text:p>0.142</text:p>
              </table:table-cell>
              <table:table-cell office:value-type="float" office:value="0.15">
                <text:p>0.15</text:p>
              </table:table-cell>
              <table:table-cell office:value-type="float" office:value="0.1624">
                <text:p>0.1624</text:p>
              </table:table-cell>
              <table:table-cell office:value-type="float" office:value="0.1777">
                <text:p>0.177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9259">
                <text:p>0.09259</text:p>
              </table:table-cell>
              <table:table-cell office:value-type="float" office:value="0.08558">
                <text:p>0.08558</text:p>
              </table:table-cell>
              <table:table-cell office:value-type="float" office:value="0.08782">
                <text:p>0.08782</text:p>
              </table:table-cell>
              <table:table-cell office:value-type="float" office:value="0.09057">
                <text:p>0.09057</text:p>
              </table:table-cell>
              <table:table-cell office:value-type="float" office:value="0.09464">
                <text:p>0.09464</text:p>
              </table:table-cell>
              <table:table-cell office:value-type="float" office:value="0.1006">
                <text:p>0.100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038">
                <text:p>0.1038</text:p>
              </table:table-cell>
              <table:table-cell office:value-type="float" office:value="0.09545">
                <text:p>0.09545</text:p>
              </table:table-cell>
              <table:table-cell office:value-type="float" office:value="0.09737">
                <text:p>0.09737</text:p>
              </table:table-cell>
              <table:table-cell office:value-type="float" office:value="0.09966">
                <text:p>0.09966</text:p>
              </table:table-cell>
              <table:table-cell office:value-type="float" office:value="0.103">
                <text:p>0.103</text:p>
              </table:table-cell>
              <table:table-cell office:value-type="float" office:value="0.1078">
                <text:p>0.1078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128">
                <text:p>0.1128</text:p>
              </table:table-cell>
              <table:table-cell office:value-type="float" office:value="0.1031">
                <text:p>0.1031</text:p>
              </table:table-cell>
              <table:table-cell office:value-type="float" office:value="0.1045">
                <text:p>0.1045</text:p>
              </table:table-cell>
              <table:table-cell office:value-type="float" office:value="0.106">
                <text:p>0.106</text:p>
              </table:table-cell>
              <table:table-cell office:value-type="float" office:value="0.108">
                <text:p>0.108</text:p>
              </table:table-cell>
              <table:table-cell office:value-type="float" office:value="0.1107">
                <text:p>0.1107</text:p>
              </table:table-cell>
              <table:table-cell office:value-type="float" office:value="0.1138">
                <text:p>0.1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4 5 6" chart:style-name="ch1">
        <chart:legend chart:legend-position="end" svg:x="13.732cm" svg:y="2.64cm" style:legend-expansion="high" chart:style-name="ch2"/>
        <chart:plot-area chart:style-name="ch3" table:cell-range-address="Foglio1.G34:Foglio1.N52" chart:data-source-has-labels="both" svg:x="0.32cm" svg:y="0.18cm" svg:width="13.092cm" svg:height="8.64cm">
          <chartooo:coordinate-region svg:x="0.655cm" svg:y="0.39cm" svg:width="12.478cm" svg:height="7.764cm"/>
          <chart:axis chart:dimension="x" chart:name="primary-x" chart:style-name="ch4" chartooo:axis-type="auto">
            <chart:categories table:cell-range-address="Foglio1.G35:Foglio1.G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H35:Foglio1.H52" chart:label-cell-address="Foglio1.H34:Foglio1.H34" chart:class="chart:scatter">
            <chart:domain table:cell-range-address="Foglio1.G35:Foglio1.G52"/>
            <chart:data-point chart:repeated="18"/>
          </chart:series>
          <chart:series chart:style-name="ch8" chart:values-cell-range-address="Foglio1.I35:Foglio1.I52" chart:label-cell-address="Foglio1.I34:Foglio1.I34" chart:class="chart:scatter">
            <chart:data-point chart:repeated="18"/>
          </chart:series>
          <chart:series chart:style-name="ch9" chart:values-cell-range-address="Foglio1.J35:Foglio1.J52" chart:label-cell-address="Foglio1.J34:Foglio1.J34" chart:class="chart:scatter">
            <chart:data-point chart:repeated="18"/>
          </chart:series>
          <chart:series chart:style-name="ch10" chart:values-cell-range-address="Foglio1.K35:Foglio1.K52" chart:label-cell-address="Foglio1.K34:Foglio1.K34" chart:class="chart:scatter">
            <chart:data-point chart:repeated="18"/>
          </chart:series>
          <chart:series chart:style-name="ch11" chart:values-cell-range-address="Foglio1.L35:Foglio1.L52" chart:label-cell-address="Foglio1.L34:Foglio1.L34" chart:class="chart:scatter">
            <chart:data-point chart:repeated="18"/>
          </chart:series>
          <chart:series chart:style-name="ch12" chart:values-cell-range-address="Foglio1.M35:Foglio1.M52" chart:label-cell-address="Foglio1.M34:Foglio1.M34" chart:class="chart:scatter">
            <chart:data-point chart:repeated="18"/>
          </chart:series>
          <chart:series chart:style-name="ch13" chart:values-cell-range-address="Foglio1.N35:Foglio1.N52" chart:label-cell-address="Foglio1.N34:Foglio1.N34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0</text:p>
                <draw:g>
                  <svg:desc>Foglio1.H34:Foglio1.H34</svg:desc>
                </draw:g>
              </table:table-cell>
              <table:table-cell office:value-type="string">
                <text:p>10000</text:p>
                <draw:g>
                  <svg:desc>Foglio1.I34:Foglio1.I34</svg:desc>
                </draw:g>
              </table:table-cell>
              <table:table-cell office:value-type="string">
                <text:p>20000</text:p>
                <draw:g>
                  <svg:desc>Foglio1.J34:Foglio1.J34</svg:desc>
                </draw:g>
              </table:table-cell>
              <table:table-cell office:value-type="string">
                <text:p>30000</text:p>
                <draw:g>
                  <svg:desc>Foglio1.K34:Foglio1.K34</svg:desc>
                </draw:g>
              </table:table-cell>
              <table:table-cell office:value-type="string">
                <text:p>40000</text:p>
                <draw:g>
                  <svg:desc>Foglio1.L34:Foglio1.L34</svg:desc>
                </draw:g>
              </table:table-cell>
              <table:table-cell office:value-type="string">
                <text:p>50000</text:p>
                <draw:g>
                  <svg:desc>Foglio1.M34:Foglio1.M34</svg:desc>
                </draw:g>
              </table:table-cell>
              <table:table-cell office:value-type="string">
                <text:p>60000</text:p>
                <draw:g>
                  <svg:desc>Foglio1.N34:Foglio1.N34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80</text:p>
                <draw:g>
                  <svg:desc>Foglio1.G35:Foglio1.G52</svg:desc>
                </draw:g>
              </table:table-cell>
              <table:table-cell office:value-type="float" office:value="-75">
                <text:p>-75</text:p>
                <draw:g>
                  <svg:desc>Foglio1.G35:Foglio1.G52</svg:desc>
                </draw:g>
              </table:table-cell>
              <table:table-cell office:value-type="float" office:value="0.106">
                <text:p>0.106</text:p>
                <draw:g>
                  <svg:desc>Foglio1.H35:Foglio1.H52</svg:desc>
                </draw:g>
              </table:table-cell>
              <table:table-cell office:value-type="float" office:value="0.1015">
                <text:p>0.1015</text:p>
                <draw:g>
                  <svg:desc>Foglio1.I35:Foglio1.I52</svg:desc>
                </draw:g>
              </table:table-cell>
              <table:table-cell office:value-type="float" office:value="0.1028">
                <text:p>0.1028</text:p>
                <draw:g>
                  <svg:desc>Foglio1.J35:Foglio1.J52</svg:desc>
                </draw:g>
              </table:table-cell>
              <table:table-cell office:value-type="float" office:value="0.1041">
                <text:p>0.1041</text:p>
                <draw:g>
                  <svg:desc>Foglio1.K35:Foglio1.K52</svg:desc>
                </draw:g>
              </table:table-cell>
              <table:table-cell office:value-type="float" office:value="0.106">
                <text:p>0.106</text:p>
                <draw:g>
                  <svg:desc>Foglio1.L35:Foglio1.L52</svg:desc>
                </draw:g>
              </table:table-cell>
              <table:table-cell office:value-type="float" office:value="0.1085">
                <text:p>0.1085</text:p>
                <draw:g>
                  <svg:desc>Foglio1.M35:Foglio1.M52</svg:desc>
                </draw:g>
              </table:table-cell>
              <table:table-cell office:value-type="float" office:value="0.1113">
                <text:p>0.1113</text:p>
                <draw:g>
                  <svg:desc>Foglio1.N35:Foglio1.N52</svg:desc>
                </draw:g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1406">
                <text:p>0.1406</text:p>
              </table:table-cell>
              <table:table-cell office:value-type="float" office:value="0.128">
                <text:p>0.128</text:p>
              </table:table-cell>
              <table:table-cell office:value-type="float" office:value="0.1309">
                <text:p>0.1309</text:p>
              </table:table-cell>
              <table:table-cell office:value-type="float" office:value="0.1347">
                <text:p>0.1347</text:p>
              </table:table-cell>
              <table:table-cell office:value-type="float" office:value="0.1406">
                <text:p>0.1406</text:p>
              </table:table-cell>
              <table:table-cell office:value-type="float" office:value="0.1498">
                <text:p>0.1498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124">
                <text:p>0.2124</text:p>
              </table:table-cell>
              <table:table-cell office:value-type="float" office:value="0.1863">
                <text:p>0.1863</text:p>
              </table:table-cell>
              <table:table-cell office:value-type="float" office:value="0.192">
                <text:p>0.192</text:p>
              </table:table-cell>
              <table:table-cell office:value-type="float" office:value="0.1998">
                <text:p>0.1998</text:p>
              </table:table-cell>
              <table:table-cell office:value-type="float" office:value="0.2124">
                <text:p>0.2124</text:p>
              </table:table-cell>
              <table:table-cell office:value-type="float" office:value="0.2321">
                <text:p>0.2321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2051">
                <text:p>0.2051</text:p>
              </table:table-cell>
              <table:table-cell office:value-type="float" office:value="0.1792">
                <text:p>0.1792</text:p>
              </table:table-cell>
              <table:table-cell office:value-type="float" office:value="0.1849">
                <text:p>0.1849</text:p>
              </table:table-cell>
              <table:table-cell office:value-type="float" office:value="0.1927">
                <text:p>0.1927</text:p>
              </table:table-cell>
              <table:table-cell office:value-type="float" office:value="0.2051">
                <text:p>0.2051</text:p>
              </table:table-cell>
              <table:table-cell office:value-type="float" office:value="0.2245">
                <text:p>0.2245</text:p>
              </table:table-cell>
              <table:table-cell office:value-type="float" office:value="0.2488">
                <text:p>0.248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0935">
                <text:p>0.0935</text:p>
              </table:table-cell>
              <table:table-cell office:value-type="float" office:value="0.08083">
                <text:p>0.08083</text:p>
              </table:table-cell>
              <table:table-cell office:value-type="float" office:value="0.08377">
                <text:p>0.08377</text:p>
              </table:table-cell>
              <table:table-cell office:value-type="float" office:value="0.08758">
                <text:p>0.08758</text:p>
              </table:table-cell>
              <table:table-cell office:value-type="float" office:value="0.0935">
                <text:p>0.0935</text:p>
              </table:table-cell>
              <table:table-cell office:value-type="float" office:value="0.1025">
                <text:p>0.1025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04601">
                <text:p>0.04601</text:p>
              </table:table-cell>
              <table:table-cell office:value-type="float" office:value="0.03939">
                <text:p>0.03939</text:p>
              </table:table-cell>
              <table:table-cell office:value-type="float" office:value="0.04109">
                <text:p>0.04109</text:p>
              </table:table-cell>
              <table:table-cell office:value-type="float" office:value="0.04309">
                <text:p>0.04309</text:p>
              </table:table-cell>
              <table:table-cell office:value-type="float" office:value="0.04601">
                <text:p>0.04601</text:p>
              </table:table-cell>
              <table:table-cell office:value-type="float" office:value="0.05018">
                <text:p>0.05018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02289">
                <text:p>0.02289</text:p>
              </table:table-cell>
              <table:table-cell office:value-type="float" office:value="0.01913">
                <text:p>0.01913</text:p>
              </table:table-cell>
              <table:table-cell office:value-type="float" office:value="0.02025">
                <text:p>0.02025</text:p>
              </table:table-cell>
              <table:table-cell office:value-type="float" office:value="0.02139">
                <text:p>0.02139</text:p>
              </table:table-cell>
              <table:table-cell office:value-type="float" office:value="0.02289">
                <text:p>0.02289</text:p>
              </table:table-cell>
              <table:table-cell office:value-type="float" office:value="0.02477">
                <text:p>0.02477</text:p>
              </table:table-cell>
              <table:table-cell office:value-type="float" office:value="0.02677">
                <text:p>0.02677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01935">
                <text:p>0.01935</text:p>
              </table:table-cell>
              <table:table-cell office:value-type="float" office:value="0.016">
                <text:p>0.016</text:p>
              </table:table-cell>
              <table:table-cell office:value-type="float" office:value="0.01702">
                <text:p>0.01702</text:p>
              </table:table-cell>
              <table:table-cell office:value-type="float" office:value="0.01805">
                <text:p>0.01805</text:p>
              </table:table-cell>
              <table:table-cell office:value-type="float" office:value="0.01935">
                <text:p>0.01935</text:p>
              </table:table-cell>
              <table:table-cell office:value-type="float" office:value="0.02093">
                <text:p>0.02093</text:p>
              </table:table-cell>
              <table:table-cell office:value-type="float" office:value="0.02255">
                <text:p>0.022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2096">
                <text:p>0.02096</text:p>
              </table:table-cell>
              <table:table-cell office:value-type="float" office:value="0.01736">
                <text:p>0.01736</text:p>
              </table:table-cell>
              <table:table-cell office:value-type="float" office:value="0.01844">
                <text:p>0.01844</text:p>
              </table:table-cell>
              <table:table-cell office:value-type="float" office:value="0.01953">
                <text:p>0.01953</text:p>
              </table:table-cell>
              <table:table-cell office:value-type="float" office:value="0.02096">
                <text:p>0.02096</text:p>
              </table:table-cell>
              <table:table-cell office:value-type="float" office:value="0.02275">
                <text:p>0.02275</text:p>
              </table:table-cell>
              <table:table-cell office:value-type="float" office:value="0.02464">
                <text:p>0.024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2306">
                <text:p>0.02306</text:p>
              </table:table-cell>
              <table:table-cell office:value-type="float" office:value="0.01916">
                <text:p>0.01916</text:p>
              </table:table-cell>
              <table:table-cell office:value-type="float" office:value="0.0203">
                <text:p>0.0203</text:p>
              </table:table-cell>
              <table:table-cell office:value-type="float" office:value="0.02148">
                <text:p>0.02148</text:p>
              </table:table-cell>
              <table:table-cell office:value-type="float" office:value="0.02306">
                <text:p>0.02306</text:p>
              </table:table-cell>
              <table:table-cell office:value-type="float" office:value="0.02508">
                <text:p>0.02508</text:p>
              </table:table-cell>
              <table:table-cell office:value-type="float" office:value="0.02729">
                <text:p>0.027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2603">
                <text:p>0.02603</text:p>
              </table:table-cell>
              <table:table-cell office:value-type="float" office:value="0.02173">
                <text:p>0.02173</text:p>
              </table:table-cell>
              <table:table-cell office:value-type="float" office:value="0.02294">
                <text:p>0.02294</text:p>
              </table:table-cell>
              <table:table-cell office:value-type="float" office:value="0.02425">
                <text:p>0.02425</text:p>
              </table:table-cell>
              <table:table-cell office:value-type="float" office:value="0.02603">
                <text:p>0.02603</text:p>
              </table:table-cell>
              <table:table-cell office:value-type="float" office:value="0.02838">
                <text:p>0.02838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4057">
                <text:p>0.04057</text:p>
              </table:table-cell>
              <table:table-cell office:value-type="float" office:value="0.03432">
                <text:p>0.03432</text:p>
              </table:table-cell>
              <table:table-cell office:value-type="float" office:value="0.03593">
                <text:p>0.03593</text:p>
              </table:table-cell>
              <table:table-cell office:value-type="float" office:value="0.03781">
                <text:p>0.03781</text:p>
              </table:table-cell>
              <table:table-cell office:value-type="float" office:value="0.04057">
                <text:p>0.04057</text:p>
              </table:table-cell>
              <table:table-cell office:value-type="float" office:value="0.04451">
                <text:p>0.04451</text:p>
              </table:table-cell>
              <table:table-cell office:value-type="float" office:value="0.04919">
                <text:p>0.049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8468">
                <text:p>0.08468</text:p>
              </table:table-cell>
              <table:table-cell office:value-type="float" office:value="0.07257">
                <text:p>0.07257</text:p>
              </table:table-cell>
              <table:table-cell office:value-type="float" office:value="0.07536">
                <text:p>0.07536</text:p>
              </table:table-cell>
              <table:table-cell office:value-type="float" office:value="0.079">
                <text:p>0.079</text:p>
              </table:table-cell>
              <table:table-cell office:value-type="float" office:value="0.08468">
                <text:p>0.08468</text:p>
              </table:table-cell>
              <table:table-cell office:value-type="float" office:value="0.09338">
                <text:p>0.09338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1399">
                <text:p>0.1399</text:p>
              </table:table-cell>
              <table:table-cell office:value-type="float" office:value="0.1207">
                <text:p>0.1207</text:p>
              </table:table-cell>
              <table:table-cell office:value-type="float" office:value="0.1249">
                <text:p>0.1249</text:p>
              </table:table-cell>
              <table:table-cell office:value-type="float" office:value="0.1307">
                <text:p>0.1307</text:p>
              </table:table-cell>
              <table:table-cell office:value-type="float" office:value="0.1399">
                <text:p>0.1399</text:p>
              </table:table-cell>
              <table:table-cell office:value-type="float" office:value="0.1544">
                <text:p>0.1544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0.1329">
                <text:p>0.1329</text:p>
              </table:table-cell>
              <table:table-cell office:value-type="float" office:value="0.1368">
                <text:p>0.1368</text:p>
              </table:table-cell>
              <table:table-cell office:value-type="float" office:value="0.142">
                <text:p>0.142</text:p>
              </table:table-cell>
              <table:table-cell office:value-type="float" office:value="0.15">
                <text:p>0.15</text:p>
              </table:table-cell>
              <table:table-cell office:value-type="float" office:value="0.1624">
                <text:p>0.1624</text:p>
              </table:table-cell>
              <table:table-cell office:value-type="float" office:value="0.1777">
                <text:p>0.177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09464">
                <text:p>0.09464</text:p>
              </table:table-cell>
              <table:table-cell office:value-type="float" office:value="0.08558">
                <text:p>0.08558</text:p>
              </table:table-cell>
              <table:table-cell office:value-type="float" office:value="0.08782">
                <text:p>0.08782</text:p>
              </table:table-cell>
              <table:table-cell office:value-type="float" office:value="0.09057">
                <text:p>0.09057</text:p>
              </table:table-cell>
              <table:table-cell office:value-type="float" office:value="0.09464">
                <text:p>0.09464</text:p>
              </table:table-cell>
              <table:table-cell office:value-type="float" office:value="0.1006">
                <text:p>0.100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03">
                <text:p>0.103</text:p>
              </table:table-cell>
              <table:table-cell office:value-type="float" office:value="0.09545">
                <text:p>0.09545</text:p>
              </table:table-cell>
              <table:table-cell office:value-type="float" office:value="0.09737">
                <text:p>0.09737</text:p>
              </table:table-cell>
              <table:table-cell office:value-type="float" office:value="0.09966">
                <text:p>0.09966</text:p>
              </table:table-cell>
              <table:table-cell office:value-type="float" office:value="0.103">
                <text:p>0.103</text:p>
              </table:table-cell>
              <table:table-cell office:value-type="float" office:value="0.1078">
                <text:p>0.1078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08">
                <text:p>0.108</text:p>
              </table:table-cell>
              <table:table-cell office:value-type="float" office:value="0.1031">
                <text:p>0.1031</text:p>
              </table:table-cell>
              <table:table-cell office:value-type="float" office:value="0.1045">
                <text:p>0.1045</text:p>
              </table:table-cell>
              <table:table-cell office:value-type="float" office:value="0.106">
                <text:p>0.106</text:p>
              </table:table-cell>
              <table:table-cell office:value-type="float" office:value="0.108">
                <text:p>0.108</text:p>
              </table:table-cell>
              <table:table-cell office:value-type="float" office:value="0.1107">
                <text:p>0.1107</text:p>
              </table:table-cell>
              <table:table-cell office:value-type="float" office:value="0.1138">
                <text:p>0.1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8cm" xlink:href=".." xlink:type="simple" chart:class="chart:scatter" chart:style-name="ch1">
        <chart:legend chart:legend-position="end" svg:x="13.058cm" svg:y="3.937cm" style:legend-expansion="high" chart:style-name="ch2"/>
        <chart:plot-area chart:style-name="ch3" table:cell-range-address="'Lift &amp; Drag coefficient'.B6:'Lift &amp; Drag coefficient'.D26" svg:x="0.319cm" svg:y="0.18cm" svg:width="12.42cm" svg:height="8.648cm">
          <chartooo:coordinate-region svg:x="0.562cm" svg:y="0.389cm" svg:width="11.991cm" svg:height="8.2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ift &amp; Drag coefficient'.C6:'Lift &amp; Drag coefficient'.C26" chart:class="chart:scatter">
            <chart:domain table:cell-range-address="'Lift &amp; Drag coefficient'.B6:'Lift &amp; Drag coefficient'.B26"/>
            <chart:data-point chart:repeated="21"/>
          </chart:series>
          <chart:series chart:style-name="ch8" chart:values-cell-range-address="'Lift &amp; Drag coefficient'.D6:'Lift &amp; Drag coefficient'.D26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0">
                <text:p>-60</text:p>
                <draw:g>
                  <svg:desc>'Lift &amp; Drag coefficient'.B6:'Lift &amp; Drag coefficient'.B26</svg:desc>
                </draw:g>
              </table:table-cell>
              <table:table-cell office:value-type="float" office:value="0">
                <text:p>0</text:p>
                <draw:g>
                  <svg:desc>'Lift &amp; Drag coefficient'.C6:'Lift &amp; Drag coefficient'.C26</svg:desc>
                </draw:g>
              </table:table-cell>
              <table:table-cell office:value-type="float" office:value="0">
                <text:p>0</text:p>
                <draw:g>
                  <svg:desc>'Lift &amp; Drag coefficient'.D6:'Lift &amp; Drag coefficient'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7">
                <text:p>-2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4">
                <text:p>-24</text:p>
              </table:table-cell>
              <table:table-cell office:value-type="float" office:value="-1.1">
                <text:p>-1.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  <table:table-cell office:value-type="float" office:value="-1">
                <text:p>-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">
                <text:p>-16</text:p>
              </table:table-cell>
              <table:table-cell office:value-type="float" office:value="-0.85">
                <text:p>-0.8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  <table:table-cell office:value-type="float" office:value="-0.65">
                <text:p>-0.6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-0.15">
                <text:p>-0.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06">
                <text:p>-0.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0.85">
                <text:p>0.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05">
                <text:p>1.0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3cm" svg:y="3.933cm" style:legend-expansion="high" chart:style-name="ch2"/>
        <chart:plot-area chart:style-name="ch3" table:cell-range-address="'Lift &amp; Drag coefficient'.B31:'Lift &amp; Drag coefficient'.D48" svg:x="0.32cm" svg:y="0.18cm" svg:width="12.423cm" svg:height="8.64cm">
          <chartooo:coordinate-region svg:x="0.563cm" svg:y="0.389cm" svg:width="11.994cm" svg:height="7.7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ift &amp; Drag coefficient'.C31:'Lift &amp; Drag coefficient'.C48" chart:class="chart:scatter">
            <chart:domain table:cell-range-address="'Lift &amp; Drag coefficient'.B31:'Lift &amp; Drag coefficient'.B48"/>
            <chart:data-point chart:repeated="18"/>
          </chart:series>
          <chart:series chart:style-name="ch8" chart:values-cell-range-address="'Lift &amp; Drag coefficient'.D31:'Lift &amp; Drag coefficient'.D48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0">
                <text:p>-60</text:p>
                <draw:g>
                  <svg:desc>'Lift &amp; Drag coefficient'.B31:'Lift &amp; Drag coefficient'.B48</svg:desc>
                </draw:g>
              </table:table-cell>
              <table:table-cell office:value-type="float" office:value="1.6">
                <text:p>1.6</text:p>
                <draw:g>
                  <svg:desc>'Lift &amp; Drag coefficient'.C31:'Lift &amp; Drag coefficient'.C48</svg:desc>
                </draw:g>
              </table:table-cell>
              <table:table-cell office:value-type="float" office:value="1.6">
                <text:p>1.6</text:p>
                <draw:g>
                  <svg:desc>'Lift &amp; Drag coefficient'.D31:'Lift &amp; Drag coefficient'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">
                <text:p>-30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">
                <text:p>-20</text:p>
              </table:table-cell>
              <table:table-cell office:value-type="float" office:value="0.15">
                <text:p>0.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0.07">
                <text:p>0.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0.025">
                <text:p>0.02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11">
                <text:p>0.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9cm" xlink:href=".." xlink:type="simple" chart:class="chart:scatter" chart:style-name="ch1">
        <chart:legend chart:legend-position="end" svg:x="13.058cm" svg:y="4.195cm" style:legend-expansion="high" chart:style-name="ch2"/>
        <chart:plot-area chart:style-name="ch3" table:cell-range-address="'Lift &amp; Drag coefficient'.B55:'Lift &amp; Drag coefficient'.C69" svg:x="0.319cm" svg:y="0.18cm" svg:width="12.42cm" svg:height="8.649cm">
          <chartooo:coordinate-region svg:x="0.562cm" svg:y="0.389cm" svg:width="11.991cm" svg:height="8.2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ift &amp; Drag coefficient'.C55:'Lift &amp; Drag coefficient'.C69" chart:class="chart:scatter">
            <chart:domain table:cell-range-address="'Lift &amp; Drag coefficient'.B55:'Lift &amp; Drag coefficient'.B69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'Lift &amp; Drag coefficient'.B55:'Lift &amp; Drag coefficient'.B69</svg:desc>
                </draw:g>
              </table:table-cell>
              <table:table-cell office:value-type="float" office:value="-0.055">
                <text:p>-0.055</text:p>
                <draw:g>
                  <svg:desc>'Lift &amp; Drag coefficient'.C55:'Lift &amp; Drag coefficient'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">
                <text:p>-18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">
                <text:p>-17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">
                <text:p>-1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55">
                <text:p>0.0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